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start" fo:margin-bottom="0.1645in" fo:line-height="107%" fo:margin-left="0in" fo:text-indent="0in">
        <style:tab-stops/>
      </style:paragraph-properties>
    </style:style>
    <style:style style:name="P5" style:parent-style-name="Normal" style:family="paragraph">
      <style:paragraph-properties fo:text-align="start" fo:margin-bottom="0.1645in" fo:line-height="107%" fo:margin-left="0in" fo:text-indent="0in">
        <style:tab-stops/>
      </style:paragraph-properties>
    </style:style>
    <style:style style:name="T6" style:parent-style-name="DefaultParagraphFont" style:family="text">
      <style:text-properties fo:font-weight="bold" style:font-weight-asian="bold" fo:color="#808080" fo:font-size="20pt" style:font-size-asian="20pt"/>
    </style:style>
    <style:style style:name="P7" style:parent-style-name="Normal" style:family="paragraph">
      <style:paragraph-properties fo:text-align="start" fo:margin-bottom="0.1645in" fo:line-height="107%" fo:margin-left="0in" fo:text-indent="0in">
        <style:tab-stops/>
      </style:paragraph-properties>
    </style:style>
    <style:style style:name="T8" style:parent-style-name="DefaultParagraphFont" style:family="text">
      <style:text-properties fo:font-weight="bold" style:font-weight-asian="bold" fo:color="#808080" fo:font-size="20pt" style:font-size-asian="20pt"/>
    </style:style>
    <style:style style:name="P9" style:parent-style-name="Normal" style:family="paragraph">
      <style:paragraph-properties fo:text-align="center" fo:margin-bottom="0.1715in" fo:line-height="107%" fo:margin-left="0.0069in" fo:margin-right="0.0819in" fo:text-indent="-0.0069in">
        <style:tab-stops/>
      </style:paragraph-properties>
    </style:style>
    <style:style style:name="T10" style:parent-style-name="DefaultParagraphFont" style:family="text">
      <style:text-properties fo:font-weight="bold" style:font-weight-asian="bold" fo:color="#000080" fo:font-size="16pt" style:font-size-asian="16pt"/>
    </style:style>
    <style:style style:name="P11" style:parent-style-name="Normal" style:family="paragraph">
      <style:paragraph-properties fo:text-align="center" fo:margin-bottom="0.225in" fo:line-height="107%" fo:margin-left="0.0069in" fo:margin-right="0.0805in" fo:text-indent="-0.0069in">
        <style:tab-stops/>
      </style:paragraph-properties>
    </style:style>
    <style:style style:name="T12" style:parent-style-name="DefaultParagraphFont" style:family="text">
      <style:text-properties fo:font-weight="bold" style:font-weight-asian="bold" fo:color="#000080" fo:font-size="16pt" style:font-size-asian="16pt"/>
    </style:style>
    <style:style style:name="T13" style:parent-style-name="DefaultParagraphFont" style:family="text">
      <style:text-properties fo:font-weight="bold" style:font-weight-asian="bold" fo:color="#808080" fo:font-size="16pt" style:font-size-asian="16pt"/>
    </style:style>
    <style:style style:name="P1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5" style:parent-style-name="DefaultParagraphFont" style:family="text">
      <style:text-properties fo:font-weight="bold" style:font-weight-asian="bold" fo:color="#808080" fo:font-size="20pt" style:font-size-asian="20pt"/>
    </style:style>
    <style:style style:name="P16" style:parent-style-name="Normal" style:family="paragraph">
      <style:paragraph-properties fo:text-align="start" fo:margin-bottom="0in" fo:line-height="107%" fo:margin-left="0.625in" fo:text-indent="0in">
        <style:tab-stops/>
      </style:paragraph-properties>
    </style:style>
    <style:style style:name="P17" style:parent-style-name="Normal" style:family="paragraph">
      <style:paragraph-properties fo:text-align="start" fo:margin-bottom="0.1798in" fo:line-height="107%" fo:margin-left="0in" fo:margin-right="0.8965in" fo:text-indent="0in">
        <style:tab-stops/>
      </style:paragraph-properties>
    </style:style>
    <style:style style:name="P1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20" style:family="table-column">
      <style:table-column-properties style:column-width="1.0111in"/>
    </style:style>
    <style:style style:name="TableColumn21" style:family="table-column">
      <style:table-column-properties style:column-width="1.5013in"/>
    </style:style>
    <style:style style:name="TableColumn22" style:family="table-column">
      <style:table-column-properties style:column-width="1.6256in"/>
    </style:style>
    <style:style style:name="TableColumn23" style:family="table-column">
      <style:table-column-properties style:column-width="1.8111in"/>
    </style:style>
    <style:style style:name="Table19" style:family="table">
      <style:table-properties style:width="5.9493in" fo:margin-left="-0.0743in" table:align="left"/>
    </style:style>
    <style:style style:name="TableRow24" style:family="table-row">
      <style:table-row-properties style:min-row-height="0.1888in"/>
    </style:style>
    <style:style style:name="TableCell25" style:family="table-cell">
      <style:table-cell-properties fo:border="0.0069in solid #000000" fo:background-color="#E6E6E6" style:writing-mode="lr-tb" fo:padding-top="0.0118in" fo:padding-left="0.0743in" fo:padding-bottom="0in" fo:padding-right="0.0798in"/>
    </style:style>
    <style:style style:name="P2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27" style:family="table-cell">
      <style:table-cell-properties fo:border="0.0069in solid #000000" fo:background-color="#E6E6E6" style:writing-mode="lr-tb" fo:padding-top="0.0118in" fo:padding-left="0.0743in" fo:padding-bottom="0in" fo:padding-right="0.0798in"/>
    </style:style>
    <style:style style:name="P28" style:parent-style-name="Normal" style:family="paragraph">
      <style:paragraph-properties fo:text-align="start" fo:margin-bottom="0in" fo:line-height="107%" fo:margin-left="0.0013in" fo:text-indent="0in">
        <style:tab-stops/>
      </style:paragraph-properties>
    </style:style>
    <style:style style:name="T29" style:parent-style-name="DefaultParagraphFont" style:family="text">
      <style:text-properties fo:font-weight="bold" style:font-weight-asian="bold" fo:font-size="11pt" style:font-size-asian="11pt"/>
    </style:style>
    <style:style style:name="TableCell30" style:family="table-cell">
      <style:table-cell-properties fo:border="0.0069in solid #000000" fo:background-color="#E6E6E6" style:writing-mode="lr-tb" fo:padding-top="0.0118in" fo:padding-left="0.0743in" fo:padding-bottom="0in" fo:padding-right="0.0798in"/>
    </style:style>
    <style:style style:name="P31" style:parent-style-name="Normal" style:family="paragraph">
      <style:paragraph-properties fo:text-align="start" fo:margin-bottom="0in" fo:line-height="107%" fo:margin-left="0.0006in" fo:text-indent="0in">
        <style:tab-stops/>
      </style:paragraph-properties>
    </style:style>
    <style:style style:name="T32" style:parent-style-name="DefaultParagraphFont" style:family="text">
      <style:text-properties fo:font-weight="bold" style:font-weight-asian="bold" fo:font-size="11pt" style:font-size-asian="11pt"/>
    </style:style>
    <style:style style:name="TableCell33" style:family="table-cell">
      <style:table-cell-properties fo:border="0.0069in solid #000000" fo:background-color="#E6E6E6" style:writing-mode="lr-tb" fo:padding-top="0.0118in" fo:padding-left="0.0743in" fo:padding-bottom="0in" fo:padding-right="0.0798in"/>
    </style:style>
    <style:style style:name="P34" style:parent-style-name="Normal" style:family="paragraph">
      <style:paragraph-properties fo:text-align="start" fo:margin-bottom="0in" fo:line-height="107%" fo:margin-left="0.0006in" fo:text-indent="0in">
        <style:tab-stops/>
      </style:paragraph-properties>
    </style:style>
    <style:style style:name="T35" style:parent-style-name="DefaultParagraphFont" style:family="text">
      <style:text-properties fo:font-weight="bold" style:font-weight-asian="bold" fo:font-size="11pt" style:font-size-asian="11pt"/>
    </style:style>
    <style:style style:name="TableRow36" style:family="table-row">
      <style:table-row-properties style:min-row-height="0.2944in"/>
    </style:style>
    <style:style style:name="TableCell37" style:family="table-cell">
      <style:table-cell-properties fo:border="0.0069in solid #000000" fo:background-color="#E6E6E6" style:writing-mode="lr-tb" fo:padding-top="0.0118in" fo:padding-left="0.0743in" fo:padding-bottom="0in" fo:padding-right="0.0798in"/>
    </style:style>
    <style:style style:name="P3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9" style:parent-style-name="DefaultParagraphFont" style:family="text">
      <style:text-properties fo:font-weight="bold" style:font-weight-asian="bold" fo:font-size="11pt" style:font-size-asian="11pt"/>
    </style:style>
    <style:style style:name="TableCell40" style:family="table-cell">
      <style:table-cell-properties fo:border="0.0069in solid #000000" style:writing-mode="lr-tb" fo:padding-top="0.0118in" fo:padding-left="0.0743in" fo:padding-bottom="0in" fo:padding-right="0.0798in"/>
    </style:style>
    <style:style style:name="P41" style:parent-style-name="Normal" style:family="paragraph">
      <style:paragraph-properties fo:text-align="start" fo:margin-bottom="0in" fo:line-height="107%" fo:margin-left="0.0013in" fo:text-indent="0in">
        <style:tab-stops/>
      </style:paragraph-properties>
    </style:style>
    <style:style style:name="TableCell42" style:family="table-cell">
      <style:table-cell-properties fo:border="0.0069in solid #000000" style:writing-mode="lr-tb" fo:padding-top="0.0118in" fo:padding-left="0.0743in" fo:padding-bottom="0in" fo:padding-right="0.0798in"/>
    </style:style>
    <style:style style:name="P43" style:parent-style-name="Normal" style:family="paragraph">
      <style:paragraph-properties fo:text-align="start" fo:margin-bottom="0in" fo:line-height="107%" fo:margin-left="0.0006in" fo:text-indent="0in">
        <style:tab-stops/>
      </style:paragraph-properties>
    </style:style>
    <style:style style:name="TableCell44" style:family="table-cell">
      <style:table-cell-properties fo:border="0.0069in solid #000000" style:writing-mode="lr-tb" fo:padding-top="0.0118in" fo:padding-left="0.0743in" fo:padding-bottom="0in" fo:padding-right="0.0798in"/>
    </style:style>
    <style:style style:name="P45" style:parent-style-name="Normal" style:family="paragraph">
      <style:paragraph-properties fo:text-align="start" fo:margin-bottom="0in" fo:line-height="107%" fo:margin-left="0.0006in" fo:text-indent="0in">
        <style:tab-stops/>
      </style:paragraph-properties>
    </style:style>
    <style:style style:name="TableRow46" style:family="table-row">
      <style:table-row-properties style:min-row-height="0.2791in"/>
    </style:style>
    <style:style style:name="TableCell47" style:family="table-cell">
      <style:table-cell-properties fo:border="0.0069in solid #000000" fo:background-color="#E6E6E6" style:writing-mode="lr-tb" fo:padding-top="0.0118in" fo:padding-left="0.0743in" fo:padding-bottom="0in" fo:padding-right="0.0798in"/>
    </style:style>
    <style:style style:name="P4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49" style:parent-style-name="DefaultParagraphFont" style:family="text">
      <style:text-properties fo:font-weight="bold" style:font-weight-asian="bold" fo:font-size="11pt" style:font-size-asian="11pt"/>
    </style:style>
    <style:style style:name="TableCell50" style:family="table-cell">
      <style:table-cell-properties fo:border="0.0069in solid #000000" style:writing-mode="lr-tb" fo:padding-top="0.0118in" fo:padding-left="0.0743in" fo:padding-bottom="0in" fo:padding-right="0.0798in"/>
    </style:style>
    <style:style style:name="P51" style:parent-style-name="Normal" style:family="paragraph">
      <style:paragraph-properties fo:text-align="start" fo:margin-bottom="0in" fo:line-height="107%" fo:margin-left="0.0013in" fo:text-indent="0in">
        <style:tab-stops/>
      </style:paragraph-properties>
    </style:style>
    <style:style style:name="TableCell52" style:family="table-cell">
      <style:table-cell-properties fo:border="0.0069in solid #000000" style:writing-mode="lr-tb" fo:padding-top="0.0118in" fo:padding-left="0.0743in" fo:padding-bottom="0in" fo:padding-right="0.0798in"/>
    </style:style>
    <style:style style:name="P53" style:parent-style-name="Normal" style:family="paragraph">
      <style:paragraph-properties fo:text-align="start" fo:margin-bottom="0in" fo:line-height="107%" fo:margin-left="0.0006in" fo:text-indent="0in">
        <style:tab-stops/>
      </style:paragraph-properties>
    </style:style>
    <style:style style:name="TableCell54" style:family="table-cell">
      <style:table-cell-properties fo:border="0.0069in solid #000000" style:writing-mode="lr-tb" fo:padding-top="0.0118in" fo:padding-left="0.0743in" fo:padding-bottom="0in" fo:padding-right="0.0798in"/>
    </style:style>
    <style:style style:name="P55" style:parent-style-name="Normal" style:family="paragraph">
      <style:paragraph-properties fo:text-align="center" fo:margin-bottom="0in" fo:line-height="107%" fo:margin-left="0in" fo:margin-right="0.0333in" fo:text-indent="0in">
        <style:tab-stops/>
      </style:paragraph-properties>
    </style:style>
    <style:style style:name="TableRow56" style:family="table-row">
      <style:table-row-properties style:min-row-height="0.2736in"/>
    </style:style>
    <style:style style:name="TableCell57" style:family="table-cell">
      <style:table-cell-properties fo:border="0.0069in solid #000000" fo:background-color="#E6E6E6" style:writing-mode="lr-tb" fo:padding-top="0.0118in" fo:padding-left="0.0743in" fo:padding-bottom="0in" fo:padding-right="0.0798in"/>
    </style:style>
    <style:style style:name="P5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9" style:parent-style-name="DefaultParagraphFont" style:family="text">
      <style:text-properties fo:font-weight="bold" style:font-weight-asian="bold" fo:font-size="11pt" style:font-size-asian="11pt"/>
    </style:style>
    <style:style style:name="TableCell60" style:family="table-cell">
      <style:table-cell-properties fo:border="0.0069in solid #000000" style:writing-mode="lr-tb" fo:padding-top="0.0118in" fo:padding-left="0.0743in" fo:padding-bottom="0in" fo:padding-right="0.0798in"/>
    </style:style>
    <style:style style:name="P61" style:parent-style-name="Normal" style:family="paragraph">
      <style:paragraph-properties fo:text-align="start" fo:margin-bottom="0in" fo:line-height="107%" fo:margin-left="0.0013in" fo:text-indent="0in">
        <style:tab-stops/>
      </style:paragraph-properties>
    </style:style>
    <style:style style:name="TableCell62" style:family="table-cell">
      <style:table-cell-properties fo:border="0.0069in solid #000000" style:writing-mode="lr-tb" fo:padding-top="0.0118in" fo:padding-left="0.0743in" fo:padding-bottom="0in" fo:padding-right="0.0798in"/>
    </style:style>
    <style:style style:name="P63" style:parent-style-name="Normal" style:family="paragraph">
      <style:paragraph-properties fo:text-align="start" fo:margin-bottom="0in" fo:line-height="107%" fo:margin-left="0.0006in" fo:text-indent="0in">
        <style:tab-stops/>
      </style:paragraph-properties>
    </style:style>
    <style:style style:name="TableCell64" style:family="table-cell">
      <style:table-cell-properties fo:border="0.0069in solid #000000" style:writing-mode="lr-tb" fo:padding-top="0.0118in" fo:padding-left="0.0743in" fo:padding-bottom="0in" fo:padding-right="0.0798in"/>
    </style:style>
    <style:style style:name="P65" style:parent-style-name="Normal" style:family="paragraph">
      <style:paragraph-properties fo:text-align="start" fo:margin-bottom="0in" fo:line-height="107%" fo:margin-left="0.0006in" fo:text-indent="0in">
        <style:tab-stops/>
      </style:paragraph-properties>
    </style:style>
    <style:style style:name="TableRow66" style:family="table-row">
      <style:table-row-properties style:min-row-height="0.2784in"/>
    </style:style>
    <style:style style:name="TableCell67" style:family="table-cell">
      <style:table-cell-properties fo:border="0.0069in solid #000000" fo:background-color="#E6E6E6" style:writing-mode="lr-tb" fo:padding-top="0.0118in" fo:padding-left="0.0743in" fo:padding-bottom="0in" fo:padding-right="0.0798in"/>
    </style:style>
    <style:style style:name="P6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69" style:parent-style-name="DefaultParagraphFont" style:family="text">
      <style:text-properties fo:font-weight="bold" style:font-weight-asian="bold" fo:font-size="11pt" style:font-size-asian="11pt"/>
    </style:style>
    <style:style style:name="TableCell70" style:family="table-cell">
      <style:table-cell-properties fo:border="0.0069in solid #000000" style:writing-mode="lr-tb" fo:padding-top="0.0118in" fo:padding-left="0.0743in" fo:padding-bottom="0in" fo:padding-right="0.0798in"/>
    </style:style>
    <style:style style:name="P71" style:parent-style-name="Normal" style:family="paragraph">
      <style:paragraph-properties fo:text-align="start" fo:margin-bottom="0in" fo:line-height="107%" fo:margin-left="0.0013in" fo:text-indent="0in">
        <style:tab-stops/>
      </style:paragraph-properties>
    </style:style>
    <style:style style:name="TableCell72" style:family="table-cell">
      <style:table-cell-properties fo:border="0.0069in solid #000000" style:writing-mode="lr-tb" fo:padding-top="0.0118in" fo:padding-left="0.0743in" fo:padding-bottom="0in" fo:padding-right="0.0798in"/>
    </style:style>
    <style:style style:name="P73" style:parent-style-name="Normal" style:family="paragraph">
      <style:paragraph-properties fo:text-align="start" fo:margin-bottom="0in" fo:line-height="107%" fo:margin-left="0.0006in" fo:text-indent="0in">
        <style:tab-stops/>
      </style:paragraph-properties>
    </style:style>
    <style:style style:name="TableCell74" style:family="table-cell">
      <style:table-cell-properties fo:border="0.0069in solid #000000" style:writing-mode="lr-tb" fo:padding-top="0.0118in" fo:padding-left="0.0743in" fo:padding-bottom="0in" fo:padding-right="0.0798in"/>
    </style:style>
    <style:style style:name="P75" style:parent-style-name="Normal" style:family="paragraph">
      <style:paragraph-properties fo:text-align="start" fo:margin-bottom="0in" fo:line-height="107%" fo:margin-left="0.0006in" fo:text-indent="0in">
        <style:tab-stops/>
      </style:paragraph-properties>
    </style:style>
    <style:style style:name="P76" style:parent-style-name="Normal" style:family="paragraph">
      <style:paragraph-properties fo:text-align="start" fo:margin-bottom="0.1618in" fo:line-height="107%" fo:margin-left="0in" fo:text-indent="0in">
        <style:tab-stops/>
      </style:paragraph-properties>
    </style:style>
    <style:style style:name="P77" style:parent-style-name="Normal" style:family="paragraph">
      <style:paragraph-properties fo:text-align="start" fo:margin-bottom="0.0951in" fo:line-height="107%" fo:margin-left="0in" fo:text-indent="0in">
        <style:tab-stops/>
      </style:paragraph-properties>
    </style:style>
    <style:style style:name="P78" style:parent-style-name="Normal" style:family="paragraph">
      <style:paragraph-properties fo:margin-bottom="1.4333in" fo:line-height="107%" fo:margin-left="0in" fo:margin-right="0.0263in" fo:text-indent="0in">
        <style:tab-stops/>
      </style:paragraph-properties>
    </style:style>
    <style:style style:name="P79" style:parent-style-name="Normal" style:family="paragraph">
      <style:paragraph-properties fo:margin-bottom="1.4333in" fo:line-height="107%" fo:margin-left="0in" fo:margin-right="0.0263in" fo:text-indent="0in">
        <style:tab-stops/>
      </style:paragraph-properties>
    </style:style>
    <style:style style:name="P80" style:parent-style-name="Normal" style:family="paragraph">
      <style:paragraph-properties fo:margin-bottom="1.4333in" fo:line-height="107%" fo:margin-left="0in" fo:margin-right="0.0263in" fo:text-indent="0in">
        <style:tab-stops/>
      </style:paragraph-properties>
    </style:style>
    <style:style style:name="P81" style:parent-style-name="Normal" style:family="paragraph">
      <style:paragraph-properties fo:text-align="start" fo:margin-bottom="0in" fo:line-height="107%" fo:margin-left="0in" fo:text-indent="0in">
        <style:tab-stops/>
      </style:paragraph-properties>
      <style:text-properties fo:color="#808080" fo:font-size="9pt" style:font-size-asian="9pt"/>
    </style:style>
    <style:style style:name="P82" style:parent-style-name="Normal" style:family="paragraph">
      <style:paragraph-properties fo:text-align="start" fo:margin-bottom="0in" fo:line-height="107%" fo:margin-left="0in" fo:text-indent="0in">
        <style:tab-stops/>
      </style:paragraph-properties>
      <style:text-properties fo:color="#808080" fo:font-size="9pt" style:font-size-asian="9pt"/>
    </style:style>
    <style:style style:name="P83" style:parent-style-name="Normal" style:family="paragraph">
      <style:paragraph-properties fo:text-align="start" fo:margin-bottom="0in" fo:line-height="107%" fo:margin-left="0in" fo:text-indent="0in">
        <style:tab-stops/>
      </style:paragraph-properties>
      <style:text-properties fo:color="#808080" fo:font-size="9pt" style:font-size-asian="9pt"/>
    </style:style>
    <style:style style:name="P84" style:parent-style-name="Normal" style:family="paragraph">
      <style:paragraph-properties fo:text-align="start" fo:margin-bottom="0in" fo:line-height="107%" fo:margin-left="0in" fo:text-indent="0in">
        <style:tab-stops/>
      </style:paragraph-properties>
      <style:text-properties fo:color="#808080" fo:font-size="9pt" style:font-size-asian="9pt"/>
    </style:style>
    <style:style style:name="P8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86" style:parent-style-name="DefaultParagraphFont" style:family="text">
      <style:text-properties fo:color="#808080" fo:font-size="9pt" style:font-size-asian="9pt"/>
    </style:style>
    <style:style style:name="T87" style:parent-style-name="DefaultParagraphFont" style:family="text">
      <style:text-properties fo:font-style="italic" style:font-style-asian="italic" fo:color="#808080" fo:font-size="9pt" style:font-size-asian="9pt"/>
    </style:style>
    <style:style style:name="P88" style:parent-style-name="Heading2" style:family="paragraph">
      <style:paragraph-properties fo:text-align="center" fo:margin-bottom="0.2013in" fo:margin-left="0in" fo:margin-right="0.0812in" fo:text-indent="0in">
        <style:tab-stops/>
      </style:paragraph-properties>
    </style:style>
    <style:style style:name="T89" style:parent-style-name="DefaultParagraphFont" style:family="text">
      <style:text-properties fo:color="#000000" fo:font-size="14pt" style:font-size-asian="14pt"/>
    </style:style>
    <style:style style:name="P90" style:parent-style-name="TOC1" style:family="paragraph">
      <style:paragraph-properties>
        <style:tab-stops>
          <style:tab-stop style:type="right" style:position="6.2541in"/>
        </style:tab-stops>
      </style:paragraph-properties>
    </style:style>
    <style:style style:name="T91" style:parent-style-name="DefaultParagraphFont" style:family="text">
      <style:text-properties style:font-name="Calibri" style:font-name-asian="Calibri" style:font-name-complex="Calibri" fo:font-weight="normal" style:font-weight-asian="normal"/>
    </style:style>
    <style:style style:name="P92" style:parent-style-name="TOC1" style:family="paragraph">
      <style:paragraph-properties>
        <style:tab-stops>
          <style:tab-stop style:type="right" style:position="6.2541in"/>
        </style:tab-stops>
      </style:paragraph-properties>
    </style:style>
    <style:style style:name="T93" style:parent-style-name="DefaultParagraphFont" style:family="text">
      <style:text-properties style:font-name="Calibri" style:font-name-asian="Calibri" style:font-name-complex="Calibri" fo:font-weight="normal" style:font-weight-asian="normal"/>
    </style:style>
    <style:style style:name="P94" style:parent-style-name="TOC1" style:family="paragraph">
      <style:paragraph-properties>
        <style:tab-stops>
          <style:tab-stop style:type="right" style:position="6.2541in"/>
        </style:tab-stops>
      </style:paragraph-properties>
    </style:style>
    <style:style style:name="T95" style:parent-style-name="DefaultParagraphFont" style:family="text">
      <style:text-properties style:font-name="Calibri" style:font-name-asian="Calibri" style:font-name-complex="Calibri" fo:font-weight="normal" style:font-weight-asian="normal"/>
    </style:style>
    <style:style style:name="P96" style:parent-style-name="TOC1" style:family="paragraph">
      <style:paragraph-properties>
        <style:tab-stops>
          <style:tab-stop style:type="right" style:position="6.2541in"/>
        </style:tab-stops>
      </style:paragraph-properties>
    </style:style>
    <style:style style:name="T97" style:parent-style-name="DefaultParagraphFont" style:family="text">
      <style:text-properties style:font-name="Calibri" style:font-name-asian="Calibri" style:font-name-complex="Calibri" fo:font-weight="normal" style:font-weight-asian="normal"/>
    </style:style>
    <style:style style:name="P98" style:parent-style-name="TOC1" style:family="paragraph">
      <style:paragraph-properties>
        <style:tab-stops>
          <style:tab-stop style:type="right" style:position="6.2541in"/>
        </style:tab-stops>
      </style:paragraph-properties>
    </style:style>
    <style:style style:name="T99" style:parent-style-name="DefaultParagraphFont" style:family="text">
      <style:text-properties style:font-name="Calibri" style:font-name-asian="Calibri" style:font-name-complex="Calibri" fo:font-weight="normal" style:font-weight-asian="normal"/>
    </style:style>
    <style:style style:name="P100" style:parent-style-name="TOC1" style:family="paragraph">
      <style:paragraph-properties>
        <style:tab-stops>
          <style:tab-stop style:type="right" style:position="6.2541in"/>
        </style:tab-stops>
      </style:paragraph-properties>
    </style:style>
    <style:style style:name="T101" style:parent-style-name="DefaultParagraphFont" style:family="text">
      <style:text-properties style:font-name="Calibri" style:font-name-asian="Calibri" style:font-name-complex="Calibri" fo:font-weight="normal" style:font-weight-asian="normal"/>
    </style:style>
    <style:style style:name="P102" style:parent-style-name="Normal" style:family="paragraph">
      <style:paragraph-properties fo:text-align="start" fo:margin-bottom="6.7118in" fo:line-height="110%" fo:margin-left="-0.0034in" fo:margin-right="-0.0104in" fo:text-indent="-0.0069in">
        <style:tab-stops/>
      </style:paragraph-properties>
    </style:style>
    <style:style style:name="P103" style:parent-style-name="Heading1" style:master-page-name="MP1" style:family="paragraph">
      <style:paragraph-properties fo:break-before="page" fo:margin-left="-0.0034in">
        <style:tab-stops/>
      </style:paragraph-properties>
    </style:style>
    <style:style style:name="P107" style:parent-style-name="Normal" style:family="paragraph">
      <style:paragraph-properties fo:text-align="start" fo:margin-bottom="0.5215in" fo:margin-left="0.75in" fo:text-indent="0in">
        <style:tab-stops/>
      </style:paragraph-properties>
    </style:style>
    <style:style style:name="P108" style:parent-style-name="Heading1" style:family="paragraph">
      <style:paragraph-properties fo:margin-left="-0.0034in">
        <style:tab-stops/>
      </style:paragraph-properties>
    </style:style>
    <style:style style:name="P109" style:parent-style-name="Normal" style:family="paragraph">
      <style:paragraph-properties fo:margin-bottom="0.5215in" fo:margin-left="0.75in" fo:text-indent="0in">
        <style:tab-stops/>
      </style:paragraph-properties>
    </style:style>
    <style:style style:name="P110" style:parent-style-name="Heading1" style:family="paragraph">
      <style:paragraph-properties fo:margin-left="-0.0034in">
        <style:tab-stops/>
      </style:paragraph-properties>
    </style:style>
    <style:style style:name="P111" style:parent-style-name="Normal" style:family="paragraph">
      <style:paragraph-properties fo:margin-bottom="0.1881in" fo:margin-left="0.75in" fo:text-indent="0in">
        <style:tab-stops/>
      </style:paragraph-properties>
    </style:style>
    <style:style style:name="P112" style:parent-style-name="Heading1" style:family="paragraph">
      <style:paragraph-properties fo:margin-left="-0.0034in">
        <style:tab-stops/>
      </style:paragraph-properties>
    </style:style>
    <style:style style:name="P113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P114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P115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P116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P117" style:parent-style-name="Normal" style:family="paragraph">
      <style:paragraph-properties fo:text-align="start" fo:margin-bottom="0.0076in" fo:line-height="111%" fo:margin-left="0.0069in" fo:margin-right="0.1513in" fo:text-indent="-0.0069in">
        <style:tab-stops/>
      </style:paragraph-properties>
    </style:style>
    <style:style style:name="P118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P119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P121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P122" style:parent-style-name="Normal" style:family="paragraph">
      <style:paragraph-properties fo:margin-bottom="0.0076in" fo:line-height="111%" fo:margin-left="1in" fo:margin-right="0.1513in" fo:text-indent="-1in">
        <style:tab-stops/>
      </style:paragraph-properties>
    </style:style>
    <style:style style:name="T123" style:parent-style-name="DefaultParagraphFont" style:family="text">
      <style:text-properties fo:font-weight="bold" style:font-weight-asian="bold" style:font-weight-complex="bold"/>
    </style:style>
    <style:style style:name="P124" style:parent-style-name="Normal" style:family="paragraph">
      <style:paragraph-properties fo:margin-bottom="0.0076in" fo:line-height="111%" fo:margin-left="0in" fo:margin-right="0.1513in" fo:text-indent="0in">
        <style:tab-stops/>
      </style:paragraph-properties>
    </style:style>
    <style:style style:name="P125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P127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P128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P130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P131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P133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P134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P136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P137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name="P139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P140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T141" style:parent-style-name="DefaultParagraphFont" style:family="text">
      <style:text-properties fo:font-weight="bold" style:font-weight-asian="bold" style:font-weight-complex="bold"/>
    </style:style>
    <style:style style:name="T142" style:parent-style-name="DefaultParagraphFont" style:family="text">
      <style:text-properties fo:font-weight="bold" style:font-weight-asian="bold" style:font-weight-complex="bold"/>
    </style:style>
    <style:style style:name="P143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P144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P146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P147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T148" style:parent-style-name="DefaultParagraphFont" style:family="text">
      <style:text-properties fo:font-weight="bold" style:font-weight-asian="bold" style:font-weight-complex="bold"/>
    </style:style>
    <style:style style:name="P149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P150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T151" style:parent-style-name="DefaultParagraphFont" style:family="text">
      <style:text-properties fo:font-weight="bold" style:font-weight-asian="bold" style:font-weight-complex="bold"/>
    </style:style>
    <style:style style:name="TableColumn153" style:family="table-column">
      <style:table-column-properties style:column-width="1.7673in"/>
    </style:style>
    <style:style style:name="TableColumn154" style:family="table-column">
      <style:table-column-properties style:column-width="2.2187in"/>
    </style:style>
    <style:style style:name="Table152" style:family="table">
      <style:table-properties style:width="3.9861in" fo:margin-left="0in" table:align="left"/>
    </style:style>
    <style:style style:name="TableRow155" style:family="table-row">
      <style:table-row-properties style:min-row-height="0.2083in"/>
    </style:style>
    <style:style style:name="TableCell15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57" style:parent-style-name="Normal" style:family="paragraph">
      <style:paragraph-properties fo:text-align="center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style:letter-kerning="false" fo:font-size="11pt" style:font-size-asian="11pt" fo:language="en" fo:country="GB" style:language-asian="en" style:country-asian="GB"/>
    </style:style>
    <style:style style:name="TableRow158" style:family="table-row">
      <style:table-row-properties style:min-row-height="0.2083in"/>
    </style:style>
    <style:style style:name="TableCell15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160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style:letter-kerning="false" fo:font-size="11pt" style:font-size-asian="11pt" fo:language="en" fo:country="GB" style:language-asian="en" style:country-asian="GB"/>
    </style:style>
    <style:style style:name="TableCell16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162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style:letter-kerning="false" fo:font-size="11pt" style:font-size-asian="11pt" fo:language="en" fo:country="GB" style:language-asian="en" style:country-asian="GB"/>
    </style:style>
    <style:style style:name="TableRow163" style:family="table-row">
      <style:table-row-properties style:min-row-height="0.2083in"/>
    </style:style>
    <style:style style:name="TableCell16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5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1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7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168" style:family="table-row">
      <style:table-row-properties style:min-row-height="0.2083in"/>
    </style:style>
    <style:style style:name="TableCell16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0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1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2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173" style:family="table-row">
      <style:table-row-properties style:min-row-height="0.2083in"/>
    </style:style>
    <style:style style:name="TableCell17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5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1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7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178" style:family="table-row">
      <style:table-row-properties style:min-row-height="0.2083in"/>
    </style:style>
    <style:style style:name="TableCell17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0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1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2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P183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P184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T185" style:parent-style-name="DefaultParagraphFont" style:family="text">
      <style:text-properties fo:font-weight="bold" style:font-weight-asian="bold" style:font-weight-complex="bold"/>
    </style:style>
    <style:style style:name="TableColumn187" style:family="table-column">
      <style:table-column-properties style:column-width="0.7826in"/>
    </style:style>
    <style:style style:name="TableColumn188" style:family="table-column">
      <style:table-column-properties style:column-width="3.4048in"/>
    </style:style>
    <style:style style:name="Table186" style:family="table">
      <style:table-properties style:width="3.9958in" fo:margin-left="0in" table:align="left"/>
    </style:style>
    <style:style style:name="TableRow189" style:family="table-row">
      <style:table-row-properties style:min-row-height="0.2083in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91" style:parent-style-name="Normal" style:family="paragraph">
      <style:paragraph-properties fo:text-align="center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style:letter-kerning="false" fo:font-size="11pt" style:font-size-asian="11pt" fo:language="en" fo:country="GB" style:language-asian="en" style:country-asian="GB"/>
    </style:style>
    <style:style style:name="TableRow192" style:family="table-row">
      <style:table-row-properties style:min-row-height="0.2083in"/>
    </style:style>
    <style:style style:name="TableCell19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194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style:letter-kerning="false" fo:font-size="11pt" style:font-size-asian="11pt" fo:language="en" fo:country="GB" style:language-asian="en" style:country-asian="GB"/>
    </style:style>
    <style:style style:name="TableCell19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196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style:letter-kerning="false" fo:font-size="11pt" style:font-size-asian="11pt" fo:language="en" fo:country="GB" style:language-asian="en" style:country-asian="GB"/>
    </style:style>
    <style:style style:name="TableRow197" style:family="table-row">
      <style:table-row-properties style:min-row-height="0.2083in"/>
    </style:style>
    <style:style style:name="TableCell19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199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20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01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202" style:family="table-row">
      <style:table-row-properties style:min-row-height="0.2083in"/>
    </style:style>
    <style:style style:name="TableCell20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04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2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06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207" style:family="table-row">
      <style:table-row-properties style:min-row-height="0.2083in"/>
    </style:style>
    <style:style style:name="TableCell20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09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2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1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212" style:family="table-row">
      <style:table-row-properties style:min-row-height="0.2083in"/>
    </style:style>
    <style:style style:name="TableCell21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4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2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6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217" style:family="table-row">
      <style:table-row-properties style:min-row-height="0.2083in"/>
    </style:style>
    <style:style style:name="TableCell21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9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2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21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222" style:family="table-row">
      <style:table-row-properties style:min-row-height="0.2083in"/>
    </style:style>
    <style:style style:name="TableCell22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24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2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26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P227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P228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P229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T230" style:parent-style-name="DefaultParagraphFont" style:family="text">
      <style:text-properties fo:font-weight="bold" style:font-weight-asian="bold" style:font-weight-complex="bold"/>
    </style:style>
    <style:style style:name="TableColumn232" style:family="table-column">
      <style:table-column-properties style:column-width="0.6722in"/>
    </style:style>
    <style:style style:name="TableColumn233" style:family="table-column">
      <style:table-column-properties style:column-width="2.9111in"/>
    </style:style>
    <style:style style:name="Table231" style:family="table">
      <style:table-properties style:width="3.5833in" fo:margin-left="0in" table:align="left"/>
    </style:style>
    <style:style style:name="TableRow234" style:family="table-row">
      <style:table-row-properties style:min-row-height="0.2083in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36" style:parent-style-name="Normal" style:family="paragraph">
      <style:paragraph-properties fo:text-align="center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style:letter-kerning="false" fo:font-size="11pt" style:font-size-asian="11pt" fo:language="en" fo:country="GB" style:language-asian="en" style:country-asian="GB"/>
    </style:style>
    <style:style style:name="TableRow237" style:family="table-row">
      <style:table-row-properties style:min-row-height="0.2083in"/>
    </style:style>
    <style:style style:name="TableCell23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39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style:letter-kerning="false" fo:font-size="11pt" style:font-size-asian="11pt" fo:language="en" fo:country="GB" style:language-asian="en" style:country-asian="GB"/>
    </style:style>
    <style:style style:name="TableCell24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41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style:letter-kerning="false" fo:font-size="11pt" style:font-size-asian="11pt" fo:language="en" fo:country="GB" style:language-asian="en" style:country-asian="GB"/>
    </style:style>
    <style:style style:name="TableRow242" style:family="table-row">
      <style:table-row-properties style:min-row-height="0.2083in"/>
    </style:style>
    <style:style style:name="TableCell24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4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2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6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247" style:family="table-row">
      <style:table-row-properties style:min-row-height="0.2083in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9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2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1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252" style:family="table-row">
      <style:table-row-properties style:min-row-height="0.2083in"/>
    </style:style>
    <style:style style:name="TableCell25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4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2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6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P257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  <style:text-properties fo:color="#335E91"/>
    </style:style>
    <style:style style:name="P258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T259" style:parent-style-name="DefaultParagraphFont" style:family="text">
      <style:text-properties fo:font-weight="bold" style:font-weight-asian="bold" style:font-weight-complex="bold"/>
    </style:style>
    <style:style style:name="TableColumn261" style:family="table-column">
      <style:table-column-properties style:column-width="1.1611in"/>
    </style:style>
    <style:style style:name="TableColumn262" style:family="table-column">
      <style:table-column-properties style:column-width="2.4222in"/>
    </style:style>
    <style:style style:name="Table260" style:family="table">
      <style:table-properties style:width="3.5833in" fo:margin-left="0in" table:align="left"/>
    </style:style>
    <style:style style:name="TableRow263" style:family="table-row">
      <style:table-row-properties style:min-row-height="0.2083in"/>
    </style:style>
    <style:style style:name="TableCell26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65" style:parent-style-name="Normal" style:family="paragraph">
      <style:paragraph-properties fo:text-align="center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style:letter-kerning="false" fo:font-size="11pt" style:font-size-asian="11pt" fo:language="en" fo:country="GB" style:language-asian="en" style:country-asian="GB"/>
    </style:style>
    <style:style style:name="TableRow266" style:family="table-row">
      <style:table-row-properties style:min-row-height="0.2083in"/>
    </style:style>
    <style:style style:name="TableCell26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68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style:letter-kerning="false" fo:font-size="11pt" style:font-size-asian="11pt" fo:language="en" fo:country="GB" style:language-asian="en" style:country-asian="GB"/>
    </style:style>
    <style:style style:name="TableCell26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70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style:letter-kerning="false" fo:font-size="11pt" style:font-size-asian="11pt" fo:language="en" fo:country="GB" style:language-asian="en" style:country-asian="GB"/>
    </style:style>
    <style:style style:name="TableRow271" style:family="table-row">
      <style:table-row-properties style:min-row-height="0.2083in"/>
    </style:style>
    <style:style style:name="TableCell27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3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2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5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P276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  <style:text-properties fo:color="#335E91"/>
    </style:style>
    <style:style style:name="P277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  <style:text-properties fo:font-weight="bold" style:font-weight-asian="bold" style:font-weight-complex="bold"/>
    </style:style>
    <style:style style:name="P278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T279" style:parent-style-name="DefaultParagraphFont" style:family="text">
      <style:text-properties fo:font-weight="bold" style:font-weight-asian="bold" style:font-weight-complex="bold"/>
    </style:style>
    <style:style style:name="T280" style:parent-style-name="DefaultParagraphFont" style:family="text">
      <style:text-properties fo:font-weight="bold" style:font-weight-asian="bold" style:font-weight-complex="bold"/>
    </style:style>
    <style:style style:name="P281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P282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</style:style>
    <style:style style:name="T283" style:parent-style-name="DefaultParagraphFont" style:family="text">
      <style:text-properties fo:font-weight="bold" style:font-weight-asian="bold" style:font-weight-complex="bold"/>
    </style:style>
    <style:style style:name="T284" style:parent-style-name="DefaultParagraphFont" style:family="text">
      <style:text-properties fo:font-weight="bold" style:font-weight-asian="bold" style:font-weight-complex="bold"/>
    </style:style>
    <style:style style:name="TableColumn286" style:family="table-column">
      <style:table-column-properties style:column-width="1.3597in"/>
    </style:style>
    <style:style style:name="TableColumn287" style:family="table-column">
      <style:table-column-properties style:column-width="2.6263in"/>
    </style:style>
    <style:style style:name="Table285" style:family="table">
      <style:table-properties style:width="3.9861in" fo:margin-left="0in" table:align="left"/>
    </style:style>
    <style:style style:name="TableRow288" style:family="table-row">
      <style:table-row-properties style:min-row-height="0.2083in"/>
    </style:style>
    <style:style style:name="TableCell28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90" style:parent-style-name="Normal" style:family="paragraph">
      <style:paragraph-properties fo:text-align="center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style:letter-kerning="false" fo:font-size="11pt" style:font-size-asian="11pt" fo:language="en" fo:country="GB" style:language-asian="en" style:country-asian="GB"/>
    </style:style>
    <style:style style:name="TableRow291" style:family="table-row">
      <style:table-row-properties style:min-row-height="0.2083in"/>
    </style:style>
    <style:style style:name="TableCell29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93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style:letter-kerning="false" fo:font-size="11pt" style:font-size-asian="11pt" fo:language="en" fo:country="GB" style:language-asian="en" style:country-asian="GB"/>
    </style:style>
    <style:style style:name="TableCell29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95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style:letter-kerning="false" fo:font-size="11pt" style:font-size-asian="11pt" fo:language="en" fo:country="GB" style:language-asian="en" style:country-asian="GB"/>
    </style:style>
    <style:style style:name="TableRow296" style:family="table-row">
      <style:table-row-properties style:min-row-height="0.2083in"/>
    </style:style>
    <style:style style:name="TableCell29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8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2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0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301" style:family="table-row">
      <style:table-row-properties style:min-row-height="0.2083in"/>
    </style:style>
    <style:style style:name="TableCell30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3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3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5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306" style:family="table-row">
      <style:table-row-properties style:min-row-height="0.2083in"/>
    </style:style>
    <style:style style:name="TableCell30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8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3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0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311" style:family="table-row">
      <style:table-row-properties style:min-row-height="0.2083in"/>
    </style:style>
    <style:style style:name="TableCell31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3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3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5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316" style:family="table-row">
      <style:table-row-properties style:min-row-height="0.2083in"/>
    </style:style>
    <style:style style:name="TableCell31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8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3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0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321" style:family="table-row">
      <style:table-row-properties style:min-row-height="0.2083in"/>
    </style:style>
    <style:style style:name="TableCell32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3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3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5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P326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  <style:text-properties fo:color="#335E91"/>
    </style:style>
    <style:style style:name="P327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  <style:text-properties fo:color="#335E91"/>
    </style:style>
    <style:style style:name="P328" style:parent-style-name="Normal" style:family="paragraph">
      <style:paragraph-properties fo:margin-bottom="0.0076in" fo:line-height="111%" fo:margin-left="0.0069in" fo:margin-right="0.1513in" fo:text-indent="-0.0069in">
        <style:tab-stops/>
      </style:paragraph-properties>
      <style:text-properties fo:color="#335E91"/>
    </style:style>
    <style:style style:name="P329" style:parent-style-name="Heading1" style:family="paragraph">
      <style:paragraph-properties fo:margin-left="-0.0034in">
        <style:tab-stops/>
      </style:paragraph-properties>
    </style:style>
    <style:style style:name="P330" style:parent-style-name="Heading1" style:family="paragraph">
      <style:paragraph-properties fo:margin-left="-0.0034in">
        <style:tab-stops/>
      </style:paragraph-properties>
    </style:style>
    <style:style style:name="TableColumn332" style:family="table-column">
      <style:table-column-properties style:column-width="1.8208in"/>
    </style:style>
    <style:style style:name="TableColumn333" style:family="table-column">
      <style:table-column-properties style:column-width="0.5187in"/>
    </style:style>
    <style:style style:name="Table331" style:family="table">
      <style:table-properties style:width="2.2916in" fo:margin-left="0in" table:align="left"/>
    </style:style>
    <style:style style:name="TableRow334" style:family="table-row">
      <style:table-row-properties style:min-row-height="0.2083in"/>
    </style:style>
    <style:style style:name="TableCell33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36" style:parent-style-name="Normal" style:family="paragraph">
      <style:paragraph-properties fo:text-align="center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style:letter-kerning="false" fo:font-size="11pt" style:font-size-asian="11pt" fo:language="en" fo:country="GB" style:language-asian="en" style:country-asian="GB"/>
    </style:style>
    <style:style style:name="TableRow337" style:family="table-row">
      <style:table-row-properties style:min-row-height="0.2083in"/>
    </style:style>
    <style:style style:name="TableCell33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9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style:letter-kerning="false" fo:font-size="11pt" style:font-size-asian="11pt" fo:language="en" fo:country="GB" style:language-asian="en" style:country-asian="GB"/>
    </style:style>
    <style:style style:name="TableCell3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1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style:letter-kerning="false" fo:font-size="11pt" style:font-size-asian="11pt" fo:language="en" fo:country="GB" style:language-asian="en" style:country-asian="GB"/>
    </style:style>
    <style:style style:name="TableRow342" style:family="table-row">
      <style:table-row-properties style:min-row-height="0.2083in"/>
    </style:style>
    <style:style style:name="TableCell34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4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3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6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347" style:family="table-row">
      <style:table-row-properties style:min-row-height="0.2083in"/>
    </style:style>
    <style:style style:name="TableCell34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9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3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1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352" style:family="table-row">
      <style:table-row-properties style:min-row-height="0.2083in"/>
    </style:style>
    <style:style style:name="TableCell35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4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3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6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357" style:family="table-row">
      <style:table-row-properties style:min-row-height="0.2083in"/>
    </style:style>
    <style:style style:name="TableCell35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9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3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61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362" style:family="table-row">
      <style:table-row-properties style:min-row-height="0.2083in"/>
    </style:style>
    <style:style style:name="TableCell36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64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3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66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367" style:family="table-row">
      <style:table-row-properties style:min-row-height="0.2083in"/>
    </style:style>
    <style:style style:name="TableCell36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69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3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71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372" style:family="table-row">
      <style:table-row-properties style:min-row-height="0.2083in"/>
    </style:style>
    <style:style style:name="TableCell37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74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3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76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377" style:family="table-row">
      <style:table-row-properties style:min-row-height="0.2083in"/>
    </style:style>
    <style:style style:name="TableCell37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79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3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81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382" style:family="table-row">
      <style:table-row-properties style:min-row-height="0.2083in"/>
    </style:style>
    <style:style style:name="TableCell38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84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3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86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387" style:family="table-row">
      <style:table-row-properties style:min-row-height="0.2083in"/>
    </style:style>
    <style:style style:name="TableCell38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89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3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91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olumn393" style:family="table-column">
      <style:table-column-properties style:column-width="1.5555in"/>
    </style:style>
    <style:style style:name="TableColumn394" style:family="table-column">
      <style:table-column-properties style:column-width="0.7388in"/>
    </style:style>
    <style:style style:name="Table392" style:family="table">
      <style:table-properties style:width="2.2916in" fo:margin-left="0in" table:align="left"/>
    </style:style>
    <style:style style:name="TableRow395" style:family="table-row">
      <style:table-row-properties style:min-row-height="0.2083in"/>
    </style:style>
    <style:style style:name="TableCell39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97" style:parent-style-name="Normal" style:family="paragraph">
      <style:paragraph-properties fo:text-align="center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style:letter-kerning="false" fo:font-size="11pt" style:font-size-asian="11pt" fo:language="en" fo:country="GB" style:language-asian="en" style:country-asian="GB"/>
    </style:style>
    <style:style style:name="TableRow398" style:family="table-row">
      <style:table-row-properties style:min-row-height="0.2083in"/>
    </style:style>
    <style:style style:name="TableCell39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00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style:letter-kerning="false" fo:font-size="11pt" style:font-size-asian="11pt" fo:language="en" fo:country="GB" style:language-asian="en" style:country-asian="GB"/>
    </style:style>
    <style:style style:name="TableCell4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02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style:letter-kerning="false" fo:font-size="11pt" style:font-size-asian="11pt" fo:language="en" fo:country="GB" style:language-asian="en" style:country-asian="GB"/>
    </style:style>
    <style:style style:name="TableRow403" style:family="table-row">
      <style:table-row-properties style:min-row-height="0.2083in"/>
    </style:style>
    <style:style style:name="TableCell40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05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4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07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408" style:family="table-row">
      <style:table-row-properties style:min-row-height="0.2083in"/>
    </style:style>
    <style:style style:name="TableCell40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10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4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12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413" style:family="table-row">
      <style:table-row-properties style:min-row-height="0.2083in"/>
    </style:style>
    <style:style style:name="TableCell41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15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4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17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418" style:family="table-row">
      <style:table-row-properties style:min-row-height="0.2083in"/>
    </style:style>
    <style:style style:name="TableCell41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20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4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22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423" style:family="table-row">
      <style:table-row-properties style:min-row-height="0.2083in"/>
    </style:style>
    <style:style style:name="TableCell42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25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4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27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428" style:family="table-row">
      <style:table-row-properties style:min-row-height="0.2083in"/>
    </style:style>
    <style:style style:name="TableCell42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30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4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32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433" style:family="table-row">
      <style:table-row-properties style:min-row-height="0.2083in"/>
    </style:style>
    <style:style style:name="TableCell43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35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4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37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438" style:family="table-row">
      <style:table-row-properties style:min-row-height="0.2083in"/>
    </style:style>
    <style:style style:name="TableCell43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0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4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2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443" style:family="table-row">
      <style:table-row-properties style:min-row-height="0.2083in"/>
    </style:style>
    <style:style style:name="TableCell44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5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4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7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448" style:family="table-row">
      <style:table-row-properties style:min-row-height="0.2083in"/>
    </style:style>
    <style:style style:name="TableCell44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50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4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52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olumn454" style:family="table-column">
      <style:table-column-properties style:column-width="1.7284in"/>
    </style:style>
    <style:style style:name="TableColumn455" style:family="table-column">
      <style:table-column-properties style:column-width="0.5631in"/>
    </style:style>
    <style:style style:name="Table453" style:family="table">
      <style:table-properties style:width="2.2916in" fo:margin-left="0in" table:align="left"/>
    </style:style>
    <style:style style:name="TableRow456" style:family="table-row">
      <style:table-row-properties style:min-row-height="0.2083in"/>
    </style:style>
    <style:style style:name="TableCell45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58" style:parent-style-name="Normal" style:family="paragraph">
      <style:paragraph-properties fo:text-align="center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style:letter-kerning="false" fo:font-size="11pt" style:font-size-asian="11pt" fo:language="en" fo:country="GB" style:language-asian="en" style:country-asian="GB"/>
    </style:style>
    <style:style style:name="TableRow459" style:family="table-row">
      <style:table-row-properties style:min-row-height="0.2083in"/>
    </style:style>
    <style:style style:name="TableCell46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61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style:letter-kerning="false" fo:font-size="11pt" style:font-size-asian="11pt" fo:language="en" fo:country="GB" style:language-asian="en" style:country-asian="GB"/>
    </style:style>
    <style:style style:name="TableCell4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63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style:letter-kerning="false" fo:font-size="11pt" style:font-size-asian="11pt" fo:language="en" fo:country="GB" style:language-asian="en" style:country-asian="GB"/>
    </style:style>
    <style:style style:name="TableRow464" style:family="table-row">
      <style:table-row-properties style:min-row-height="0.2083in"/>
    </style:style>
    <style:style style:name="TableCell46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66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4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68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469" style:family="table-row">
      <style:table-row-properties style:min-row-height="0.2083in"/>
    </style:style>
    <style:style style:name="TableCell47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71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4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73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474" style:family="table-row">
      <style:table-row-properties style:min-row-height="0.2083in"/>
    </style:style>
    <style:style style:name="TableCell47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76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4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78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479" style:family="table-row">
      <style:table-row-properties style:min-row-height="0.2083in"/>
    </style:style>
    <style:style style:name="TableCell48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81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4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83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484" style:family="table-row">
      <style:table-row-properties style:min-row-height="0.2083in"/>
    </style:style>
    <style:style style:name="TableCell48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86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4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88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489" style:family="table-row">
      <style:table-row-properties style:min-row-height="0.2083in"/>
    </style:style>
    <style:style style:name="TableCell49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91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4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93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494" style:family="table-row">
      <style:table-row-properties style:min-row-height="0.2083in"/>
    </style:style>
    <style:style style:name="TableCell49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96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4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98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499" style:family="table-row">
      <style:table-row-properties style:min-row-height="0.2083in"/>
    </style:style>
    <style:style style:name="TableCell50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01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5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03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504" style:family="table-row">
      <style:table-row-properties style:min-row-height="0.2083in"/>
    </style:style>
    <style:style style:name="TableCell50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06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5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08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509" style:family="table-row">
      <style:table-row-properties style:min-row-height="0.2083in"/>
    </style:style>
    <style:style style:name="TableCell51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11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5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13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514" style:family="table-row">
      <style:table-row-properties style:min-row-height="0.2083in"/>
    </style:style>
    <style:style style:name="TableCell51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16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51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18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519" style:family="table-row">
      <style:table-row-properties style:min-row-height="0.2083in"/>
    </style:style>
    <style:style style:name="TableCell52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21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5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23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524" style:family="table-row">
      <style:table-row-properties style:min-row-height="0.2083in"/>
    </style:style>
    <style:style style:name="TableCell52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26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5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28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529" style:family="table-row">
      <style:table-row-properties style:min-row-height="0.2083in"/>
    </style:style>
    <style:style style:name="TableCell53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31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5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33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534" style:family="table-row">
      <style:table-row-properties style:min-row-height="0.2083in"/>
    </style:style>
    <style:style style:name="TableCell53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36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5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38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539" style:family="table-row">
      <style:table-row-properties style:min-row-height="0.2083in"/>
    </style:style>
    <style:style style:name="TableCell54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41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5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43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544" style:family="table-row">
      <style:table-row-properties style:min-row-height="0.2083in"/>
    </style:style>
    <style:style style:name="TableCell54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46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5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48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549" style:family="table-row">
      <style:table-row-properties style:min-row-height="0.2083in"/>
    </style:style>
    <style:style style:name="TableCell55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51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5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53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554" style:family="table-row">
      <style:table-row-properties style:min-row-height="0.2083in"/>
    </style:style>
    <style:style style:name="TableCell55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56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5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58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Row559" style:family="table-row">
      <style:table-row-properties style:min-row-height="0.2083in"/>
    </style:style>
    <style:style style:name="TableCell56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61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  <style:style style:name="TableCell5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63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style:font-name="Calibri" style:font-name-asian="Times New Roman" style:font-name-complex="Calibri" style:letter-kerning="false" fo:font-size="11pt" style:font-size-asian="11pt" fo:language="en" fo:country="GB" style:language-asian="en" style:country-asian="GB"/>
    </style:style>
  </office:automatic-styles>
  <office:body>
    <office:text text:use-soft-page-breaks="true">
      <text:p text:style-name="P1"/>
      <text:p text:style-name="P5"><text:span text:style-name="T6"><text:s/></text:span></text:p>
      <text:p text:style-name="P7"><text:span text:style-name="T8"><text:s/></text:span></text:p>
      <text:p text:style-name="P9"><text:span text:style-name="T10">SQL, SSIS and DW Standard Naming Conventions</text:span></text:p>
      <text:p text:style-name="P11"><text:span text:style-name="T12">Version - Draft</text:span><text:span text:style-name="T13"><text:s/></text:span></text:p>
      <text:p text:style-name="P14"><text:span text:style-name="T15"><text:s/></text:span></text:p>
      <text:p text:style-name="P16"/>
      <text:p text:style-name="P17"><text:s/></text:p>
      <text:p text:style-name="P18"><text:s/>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<text:s/></text:p>
          </table:table-cell>
          <table:table-cell table:style-name="TableCell27">
            <text:p text:style-name="P28"><text:span text:style-name="T29">Prepared By<text:s/></text:span></text:p>
          </table:table-cell>
          <table:table-cell table:style-name="TableCell30">
            <text:p text:style-name="P31"><text:span text:style-name="T32">Reviewed by<text:s/></text:span></text:p>
          </table:table-cell>
          <table:table-cell table:style-name="TableCell33">
            <text:p text:style-name="P34"><text:span text:style-name="T35">Approved By<text:s/></text:span></text:p>
          </table:table-cell>
        </table:table-row>
        <table:table-row table:style-name="TableRow36">
          <table:table-cell table:style-name="TableCell37">
            <text:p text:style-name="P38"><text:span text:style-name="T39">Name</text:span></text:p>
          </table:table-cell>
          <table:table-cell table:style-name="TableCell40">
            <text:p text:style-name="P41">Sai Datla</text:p>
          </table:table-cell>
          <table:table-cell table:style-name="TableCell42">
            <text:p text:style-name="P43"><text:s/></text:p>
          </table:table-cell>
          <table:table-cell table:style-name="TableCell44">
            <text:p text:style-name="P45"><text:s/></text:p>
          </table:table-cell>
        </table:table-row>
        <table:table-row table:style-name="TableRow46">
          <table:table-cell table:style-name="TableCell47">
            <text:p text:style-name="P48"><text:span text:style-name="T49">Role</text:span></text:p>
          </table:table-cell>
          <table:table-cell table:style-name="TableCell50">
            <text:p text:style-name="P51">KPI Team Member</text:p>
          </table:table-cell>
          <table:table-cell table:style-name="TableCell52">
            <text:p text:style-name="P53"/>
          </table:table-cell>
          <table:table-cell table:style-name="TableCell54">
            <text:p text:style-name="P55"><text:s/></text:p>
          </table:table-cell>
        </table:table-row>
        <table:table-row table:style-name="TableRow56">
          <table:table-cell table:style-name="TableCell57">
            <text:p text:style-name="P58"><text:span text:style-name="T59">Signature</text:span></text:p>
          </table:table-cell>
          <table:table-cell table:style-name="TableCell60">
            <text:p text:style-name="P61"/>
          </table:table-cell>
          <table:table-cell table:style-name="TableCell62">
            <text:p text:style-name="P63"><text:s/></text:p>
          </table:table-cell>
          <table:table-cell table:style-name="TableCell64">
            <text:p text:style-name="P65"><text:s/></text:p>
          </table:table-cell>
        </table:table-row>
        <table:table-row table:style-name="TableRow66">
          <table:table-cell table:style-name="TableCell67">
            <text:p text:style-name="P68"><text:span text:style-name="T69">Date</text:span></text:p>
          </table:table-cell>
          <table:table-cell table:style-name="TableCell70">
            <text:p text:style-name="P71">28/02/2024</text:p>
          </table:table-cell>
          <table:table-cell table:style-name="TableCell72">
            <text:p text:style-name="P73"/>
          </table:table-cell>
          <table:table-cell table:style-name="TableCell74">
            <text:p text:style-name="P75"><text:s/></text:p>
          </table:table-cell>
        </table:table-row>
      </table:table>
      <text:p text:style-name="P76"><text:s/></text:p>
      <text:p text:style-name="P77"><text:s/></text:p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><text:span text:style-name="T86"><text:s/></text:span><text:span text:style-name="T87"><text:s/></text:span></text:p>
      <text:h text:style-name="P88" text:outline-level="2"><text:span text:style-name="T89">Table of Contents<text:s/></text:span></text:h>
      <text:table-of-content text:name="_TOC0">
        <text:table-of-content-source text:outline-level="1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90"><text:a xlink:href="#_Toc24524" office:target-frame-name="_top" xlink:show="replace">1.0<text:span text:style-name="T91"><text:s text:c="2"/></text:span>Purpose<text:tab/>1<text:s/></text:a></text:p>
          <text:p text:style-name="P92"><text:a xlink:href="#_Toc24525" office:target-frame-name="_top" xlink:show="replace">2.0<text:span text:style-name="T93"><text:s text:c="2"/></text:span>Scope<text:tab/>1<text:s/></text:a></text:p>
          <text:p text:style-name="P94"><text:a xlink:href="#_Toc24526" office:target-frame-name="_top" xlink:show="replace">3.0<text:span text:style-name="T95"><text:s text:c="2"/></text:span>Intended Audience<text:tab/>1<text:s/></text:a></text:p>
          <text:p text:style-name="P96"><text:a xlink:href="#_Toc24527" office:target-frame-name="_top" xlink:show="replace">4.0<text:span text:style-name="T97"><text:s text:c="2"/></text:span>TSql Naming Conventions<text:tab/>1<text:s/></text:a></text:p>
          <text:p text:style-name="P98"><text:a xlink:href="#_Toc24528" office:target-frame-name="_top" xlink:show="replace">5.0<text:span text:style-name="T99"><text:s text:c="2"/></text:span>Data Warehouse Naming Conventions<text:tab/>1<text:s/></text:a></text:p>
          <text:p text:style-name="P100"><text:a xlink:href="#_Toc24529" office:target-frame-name="_top" xlink:show="replace">6.0<text:span text:style-name="T101"><text:s text:c="2"/></text:span>SSIS<text:s/>Naming Conventions<text:tab/>4<text:s/></text:a></text:p>
        </text:index-body>
      </text:table-of-content>
      <text:p text:style-name="Normal"/>
      <text:p text:style-name="P102"/>
      <text:h text:style-name="P103" text:outline-level="1"><text:bookmark-start text:name="_Toc24524"/><text:soft-page-break/>1.0 Purpose<text:s/><text:bookmark-end text:name="_Toc24524"/></text:h>
      <text:p text:style-name="P107">The purpose of this document is to provide information on the standard naming conventions to be followed during the design and development of DW / SSIS package.<text:s/></text:p>
      <text:h text:style-name="P108" text:outline-level="1"><text:bookmark-start text:name="_Toc24525"/>2.0 Scope<text:s/><text:bookmark-end text:name="_Toc24525"/></text:h>
      <text:p text:style-name="P109">The scope of the document is to identify or set standard naming conventions to database objects during the design and development work while working on DWP WPS project work.<text:s/></text:p>
      <text:h text:style-name="P110" text:outline-level="1"><text:bookmark-start text:name="_Toc24526"/>3.0 Intended Audience<text:s/><text:bookmark-end text:name="_Toc24526"/></text:h>
      <text:p text:style-name="P111">The intended audience is DWP WPS KPI Team<text:s/></text:p>
      <text:h text:style-name="P112" text:outline-level="1">4.0 TSql Naming Conventions</text:h>
      <text:p text:style-name="P113">In general, all object names are singular and based on US English. It is understood that schemas contain multiple objects, tables contain multiple columns, and columns contain multiple rows.</text:p>
      <text:p text:style-name="P114"/>
      <text:p text:style-name="P115">The primary reason for object names to be singular is based in language semantics, any language’s semantics. Every word, in every language has a singular form. However, not every word has a plural form. Additionally, abbreviations and acronyms are singular and do not have plural forms.</text:p>
      <text:p text:style-name="P116"/>
      <text:p text:style-name="P117">Based on some investigations from Microsoft website, some generalized standardized naming convention has been discussed to the below objects and all of the below been tabulated down the document.<text:line-break/></text:p>
      <text:p text:style-name="P118"/>
      <text:p text:style-name="P119"><text:span text:style-name="T120">Database</text:span><text:tab/>: All database names are singular, without any prefix or suffix.</text:p>
      <text:p text:style-name="P121"/>
      <text:p text:style-name="P122"><text:span text:style-name="T123">Schema</text:span><text:tab/>: All schema names are singular, without any prefix or suffix<text:s/>and with descriptive <text:s text:c="4"/>name which tells reader</text:p>
      <text:p text:style-name="P124"/>
      <text:p text:style-name="P125"><text:span text:style-name="T126">Table</text:span><text:s/><text:tab/><text:tab/>: All table names are singular, without any prefix or suffix.</text:p>
      <text:p text:style-name="P127"/>
      <text:p text:style-name="P128"><text:span text:style-name="T129">Column</text:span><text:tab/>: All column names are singular to reflect specific piece of data being stored.</text:p>
      <text:p text:style-name="P130"/>
      <text:p text:style-name="P131"><text:span text:style-name="T132">View</text:span><text:tab/><text:tab/>: Prefix with Vw followed by purpose of view</text:p>
      <text:p text:style-name="P133"/>
      <text:p text:style-name="P134"><text:span text:style-name="T135">Foreign Keys</text:span><text:tab/>: Prefix with fk followed by &lt;ParentTable&gt;To&lt;ChildTable&gt;on&lt;ColumnName&gt;</text:p>
      <text:p text:style-name="P136"/>
      <text:p text:style-name="P137"><text:span text:style-name="T138">Primary Keys</text:span><text:tab/>: Prefix with pk followed by &lt;TableName&gt;</text:p>
      <text:p text:style-name="P139"/>
      <text:p text:style-name="P140"><text:span text:style-name="T141">Default</text:span><text:span text:style-name="T142"><text:tab/>Constraint</text:span>:<text:s/>Prefix with df followed by &lt;ColumnName&gt;_&lt;descriptive name which tells reader&gt;</text:p>
      <text:p text:style-name="P143"/>
      <text:soft-page-break/>
      <text:p text:style-name="P144"><text:span text:style-name="T145">Check Constraint</text:span>:<text:s/>Prefix with ck followed by &lt;ColumnName&gt;_&lt;descriptive name which tells reader&gt;</text:p>
      <text:p text:style-name="P146"/>
      <text:p text:style-name="P147"><text:span text:style-name="T148">Unique Constraint</text:span>: Prefix with uc followed by &lt;ColumnName&gt;_&lt;descriptive name which tells reader&gt;</text:p>
      <text:p text:style-name="P149"/>
      <text:p text:style-name="P150"><text:span text:style-name="T151">Index</text:span><text:tab/><text:tab/>: Prefix with Ix<text:s/>followed by Type of index</text:p>
      <table:table table:style-name="Table152">
        <table:table-columns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 table:number-columns-spanned="2">
            <text:p text:style-name="P157">Index</text:p>
          </table:table-cell>
          <table:covered-table-cell/>
        </table:table-row>
        <table:table-row table:style-name="TableRow158">
          <table:table-cell table:style-name="TableCell159">
            <text:p text:style-name="P160">Prefix</text:p>
          </table:table-cell>
          <table:table-cell table:style-name="TableCell161">
            <text:p text:style-name="P162">Type</text:p>
          </table:table-cell>
        </table:table-row>
        <table:table-row table:style-name="TableRow163">
          <table:table-cell table:style-name="TableCell164">
            <text:p text:style-name="P165">Ix_U</text:p>
          </table:table-cell>
          <table:table-cell table:style-name="TableCell166">
            <text:p text:style-name="P167">Unique Index</text:p>
          </table:table-cell>
        </table:table-row>
        <table:table-row table:style-name="TableRow168">
          <table:table-cell table:style-name="TableCell169">
            <text:p text:style-name="P170">Ix_C / CI_</text:p>
          </table:table-cell>
          <table:table-cell table:style-name="TableCell171">
            <text:p text:style-name="P172">Clustered</text:p>
          </table:table-cell>
        </table:table-row>
        <table:table-row table:style-name="TableRow173">
          <table:table-cell table:style-name="TableCell174">
            <text:p text:style-name="P175">Ix_N / NCI_</text:p>
          </table:table-cell>
          <table:table-cell table:style-name="TableCell176">
            <text:p text:style-name="P177">Non Clustered</text:p>
          </table:table-cell>
        </table:table-row>
        <table:table-row table:style-name="TableRow178">
          <table:table-cell table:style-name="TableCell179">
            <text:p text:style-name="P180">Ix_CS</text:p>
          </table:table-cell>
          <table:table-cell table:style-name="TableCell181">
            <text:p text:style-name="P182">Column Store</text:p>
          </table:table-cell>
        </table:table-row>
      </table:table>
      <text:p text:style-name="P183"/>
      <text:p text:style-name="P184"><text:span text:style-name="T185">Stored Procedure</text:span>: Stored procedures have a prefix specific to their purpose. Some examples as below.</text:p>
      <table:table table:style-name="Table186">
        <table:table-columns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 table:number-columns-spanned="2">
            <text:p text:style-name="P191">Stored Procedure</text:p>
          </table:table-cell>
          <table:covered-table-cell/>
        </table:table-row>
        <table:table-row table:style-name="TableRow192">
          <table:table-cell table:style-name="TableCell193">
            <text:p text:style-name="P194">Prefix</text:p>
          </table:table-cell>
          <table:table-cell table:style-name="TableCell195">
            <text:p text:style-name="P196">Purpose</text:p>
          </table:table-cell>
        </table:table-row>
        <table:table-row table:style-name="TableRow197">
          <table:table-cell table:style-name="TableCell198">
            <text:p text:style-name="P199">Sp_</text:p>
          </table:table-cell>
          <table:table-cell table:style-name="TableCell200">
            <text:p text:style-name="P201">Tsql Stored procedure</text:p>
          </table:table-cell>
        </table:table-row>
        <table:table-row table:style-name="TableRow202">
          <table:table-cell table:style-name="TableCell203">
            <text:p text:style-name="P204">Sp_a</text:p>
          </table:table-cell>
          <table:table-cell table:style-name="TableCell205">
            <text:p text:style-name="P206">Stotred Procedure for application purposes</text:p>
          </table:table-cell>
        </table:table-row>
        <table:table-row table:style-name="TableRow207">
          <table:table-cell table:style-name="TableCell208">
            <text:p text:style-name="P209">Sp_s</text:p>
          </table:table-cell>
          <table:table-cell table:style-name="TableCell210">
            <text:p text:style-name="P211">Stored procedure for security or auditing</text:p>
          </table:table-cell>
        </table:table-row>
        <table:table-row table:style-name="TableRow212">
          <table:table-cell table:style-name="TableCell213">
            <text:p text:style-name="P214">Sp_ssis</text:p>
          </table:table-cell>
          <table:table-cell table:style-name="TableCell215">
            <text:p text:style-name="P216">Soted procedure used in SSIS</text:p>
          </table:table-cell>
        </table:table-row>
        <table:table-row table:style-name="TableRow217">
          <table:table-cell table:style-name="TableCell218">
            <text:p text:style-name="P219">Sp_adf</text:p>
          </table:table-cell>
          <table:table-cell table:style-name="TableCell220">
            <text:p text:style-name="P221">Stored procedure used in adf<text:s/></text:p>
          </table:table-cell>
        </table:table-row>
        <table:table-row table:style-name="TableRow222">
          <table:table-cell table:style-name="TableCell223">
            <text:p text:style-name="P224">Sp_Admin</text:p>
          </table:table-cell>
          <table:table-cell table:style-name="TableCell225">
            <text:p text:style-name="P226">Stored procedure used<text:s/>for DBA / Admin Processes</text:p>
          </table:table-cell>
        </table:table-row>
      </table:table>
      <text:p text:style-name="P227"/>
      <text:p text:style-name="P228"/>
      <text:p text:style-name="P229"><text:span text:style-name="T230">Trigger</text:span><text:tab/><text:tab/>: Depending on type of trigger, triggers named as below.</text:p>
      <table:table table:style-name="Table231">
        <table:table-columns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 table:number-columns-spanned="2">
            <text:p text:style-name="P236">Trigger</text:p>
          </table:table-cell>
          <table:covered-table-cell/>
        </table:table-row>
        <table:table-row table:style-name="TableRow237">
          <table:table-cell table:style-name="TableCell238">
            <text:p text:style-name="P239">Prefix</text:p>
          </table:table-cell>
          <table:table-cell table:style-name="TableCell240">
            <text:p text:style-name="P241">Purpose</text:p>
          </table:table-cell>
        </table:table-row>
        <table:table-row table:style-name="TableRow242">
          <table:table-cell table:style-name="TableCell243">
            <text:p text:style-name="P244">T_DML</text:p>
          </table:table-cell>
          <table:table-cell table:style-name="TableCell245">
            <text:p text:style-name="P246">DML triggers for tables or views</text:p>
          </table:table-cell>
        </table:table-row>
        <table:table-row table:style-name="TableRow247">
          <table:table-cell table:style-name="TableCell248">
            <text:p text:style-name="P249">T_DDL</text:p>
          </table:table-cell>
          <table:table-cell table:style-name="TableCell250">
            <text:p text:style-name="P251">DDL Triggers</text:p>
          </table:table-cell>
        </table:table-row>
        <table:table-row table:style-name="TableRow252">
          <table:table-cell table:style-name="TableCell253">
            <text:p text:style-name="P254">T_L</text:p>
          </table:table-cell>
          <table:table-cell table:style-name="TableCell255">
            <text:p text:style-name="P256">Logon Triggers</text:p>
          </table:table-cell>
        </table:table-row>
      </table:table>
      <text:p text:style-name="P257"/>
      <text:p text:style-name="P258"><text:span text:style-name="T259">Function</text:span><text:tab/>: Functions will be prefixed with fn_ followed by a descriptive name. <text:s/>While you can have four different styles of function: scalar, table valued, multi-statement table valued, and CLR where functions are used and what they are applied to do not change. <text:s/>Therefore, the naming convention will not distinguish between the different types of function.<text:s/></text:p>
      <table:table table:style-name="Table260">
        <table:table-columns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 table:number-columns-spanned="2">
            <text:p text:style-name="P265">Function</text:p>
          </table:table-cell>
          <table:covered-table-cell/>
        </table:table-row>
        <table:table-row table:style-name="TableRow266">
          <table:table-cell table:style-name="TableCell267">
            <text:p text:style-name="P268">Prefix</text:p>
          </table:table-cell>
          <table:table-cell table:style-name="TableCell269">
            <text:p text:style-name="P270">Purpose</text:p>
          </table:table-cell>
        </table:table-row>
        <table:table-row table:style-name="TableRow271">
          <table:table-cell table:style-name="TableCell272">
            <text:p text:style-name="P273">Fn_</text:p>
          </table:table-cell>
          <table:table-cell table:style-name="TableCell274">
            <text:p text:style-name="P275">Any function</text:p>
          </table:table-cell>
        </table:table-row>
      </table:table>
      <text:p text:style-name="P276"/>
      <text:p text:style-name="P277"/>
      <text:p text:style-name="P278"><text:span text:style-name="T279">Linked Server</text:span><text:span text:style-name="T280"><text:tab/></text:span>: Prefixed with L_</text:p>
      <text:p text:style-name="P281"/>
      <text:p text:style-name="P282"><text:span text:style-name="T283">SQL Agent</text:span><text:span text:style-name="T284"><text:tab/></text:span>: All Sql server agent objects should be prefixed as below based on the requirements followed by meaningful naming conventions which reflect the purpose of the job.</text:p>
      <table:table table:style-name="Table285">
        <table:table-columns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 table:number-columns-spanned="2">
            <text:p text:style-name="P290">Index</text:p>
          </table:table-cell>
          <table:covered-table-cell/>
        </table:table-row>
        <table:table-row table:style-name="TableRow291">
          <table:table-cell table:style-name="TableCell292">
            <text:p text:style-name="P293">Prefix</text:p>
          </table:table-cell>
          <table:table-cell table:style-name="TableCell294">
            <text:p text:style-name="P295">Purpose</text:p>
          </table:table-cell>
        </table:table-row>
        <text:soft-page-break/>
        <table:table-row table:style-name="TableRow296">
          <table:table-cell table:style-name="TableCell297">
            <text:p text:style-name="P298">Jb_</text:p>
          </table:table-cell>
          <table:table-cell table:style-name="TableCell299">
            <text:p text:style-name="P300">Native Tsql jobs</text:p>
          </table:table-cell>
        </table:table-row>
        <table:table-row table:style-name="TableRow301">
          <table:table-cell table:style-name="TableCell302">
            <text:p text:style-name="P303">ETL_</text:p>
          </table:table-cell>
          <table:table-cell table:style-name="TableCell304">
            <text:p text:style-name="P305">ETL Job<text:s/></text:p>
          </table:table-cell>
        </table:table-row>
        <table:table-row table:style-name="TableRow306">
          <table:table-cell table:style-name="TableCell307">
            <text:p text:style-name="P308">DBA</text:p>
          </table:table-cell>
          <table:table-cell table:style-name="TableCell309">
            <text:p text:style-name="P310">Admin / DBA jobs</text:p>
          </table:table-cell>
        </table:table-row>
        <table:table-row table:style-name="TableRow311">
          <table:table-cell table:style-name="TableCell312">
            <text:p text:style-name="P313">Hourly_</text:p>
          </table:table-cell>
          <table:table-cell table:style-name="TableCell314">
            <text:p text:style-name="P315">Hourly Schedules</text:p>
          </table:table-cell>
        </table:table-row>
        <table:table-row table:style-name="TableRow316">
          <table:table-cell table:style-name="TableCell317">
            <text:p text:style-name="P318">Daily_</text:p>
          </table:table-cell>
          <table:table-cell table:style-name="TableCell319">
            <text:p text:style-name="P320">Daily Schedules</text:p>
          </table:table-cell>
        </table:table-row>
        <table:table-row table:style-name="TableRow321">
          <table:table-cell table:style-name="TableCell322">
            <text:p text:style-name="P323">Monthly_</text:p>
          </table:table-cell>
          <table:table-cell table:style-name="TableCell324">
            <text:p text:style-name="P325">Monthly Schedules</text:p>
          </table:table-cell>
        </table:table-row>
      </table:table>
      <text:p text:style-name="P326"/>
      <text:p text:style-name="P327"/>
      <text:p text:style-name="P328"/>
      <text:h text:style-name="P329" text:outline-level="1">4.0 Data Warehouse Naming Conventions<text:s/></text:h>
      <text:h text:style-name="P330" text:outline-level="1">4.0 SSIS Naming Conventions</text:h>
      <text:p text:style-name="Normal">Standard most used naming conventions grouped together for major SSIS tasks that we use on regularly.</text:p>
      <table:table table:style-name="Table331">
        <table:table-columns>
          <table:table-column table:style-name="TableColumn332"/>
          <table:table-column table:style-name="TableColumn333"/>
        </table:table-columns>
        <table:table-row table:style-name="TableRow334">
          <table:table-cell table:style-name="TableCell335" table:number-columns-spanned="2">
            <text:p text:style-name="P336">REGULAR SSIS TASKS</text:p>
          </table:table-cell>
          <table:covered-table-cell/>
        </table:table-row>
        <table:table-row table:style-name="TableRow337">
          <table:table-cell table:style-name="TableCell338">
            <text:p text:style-name="P339">Task</text:p>
          </table:table-cell>
          <table:table-cell table:style-name="TableCell340">
            <text:p text:style-name="P341">Prefix</text:p>
          </table:table-cell>
        </table:table-row>
        <table:table-row table:style-name="TableRow342">
          <table:table-cell table:style-name="TableCell343">
            <text:p text:style-name="P344">For Loop Container</text:p>
          </table:table-cell>
          <table:table-cell table:style-name="TableCell345">
            <text:p text:style-name="P346">FLC</text:p>
          </table:table-cell>
        </table:table-row>
        <table:table-row table:style-name="TableRow347">
          <table:table-cell table:style-name="TableCell348">
            <text:p text:style-name="P349">Foreach Loop Container</text:p>
          </table:table-cell>
          <table:table-cell table:style-name="TableCell350">
            <text:p text:style-name="P351">FELC</text:p>
          </table:table-cell>
        </table:table-row>
        <table:table-row table:style-name="TableRow352">
          <table:table-cell table:style-name="TableCell353">
            <text:p text:style-name="P354">Sequence Container</text:p>
          </table:table-cell>
          <table:table-cell table:style-name="TableCell355">
            <text:p text:style-name="P356">SEQC</text:p>
          </table:table-cell>
        </table:table-row>
        <table:table-row table:style-name="TableRow357">
          <table:table-cell table:style-name="TableCell358">
            <text:p text:style-name="P359">Bulk Insert</text:p>
          </table:table-cell>
          <table:table-cell table:style-name="TableCell360">
            <text:p text:style-name="P361">BLK</text:p>
          </table:table-cell>
        </table:table-row>
        <table:table-row table:style-name="TableRow362">
          <table:table-cell table:style-name="TableCell363">
            <text:p text:style-name="P364">Data Flow</text:p>
          </table:table-cell>
          <table:table-cell table:style-name="TableCell365">
            <text:p text:style-name="P366">DFT</text:p>
          </table:table-cell>
        </table:table-row>
        <table:table-row table:style-name="TableRow367">
          <table:table-cell table:style-name="TableCell368">
            <text:p text:style-name="P369">Execute SQL</text:p>
          </table:table-cell>
          <table:table-cell table:style-name="TableCell370">
            <text:p text:style-name="P371">EST</text:p>
          </table:table-cell>
        </table:table-row>
        <table:table-row table:style-name="TableRow372">
          <table:table-cell table:style-name="TableCell373">
            <text:p text:style-name="P374">FTP</text:p>
          </table:table-cell>
          <table:table-cell table:style-name="TableCell375">
            <text:p text:style-name="P376">FTP</text:p>
          </table:table-cell>
        </table:table-row>
        <table:table-row table:style-name="TableRow377">
          <table:table-cell table:style-name="TableCell378">
            <text:p text:style-name="P379">File System<text:s/></text:p>
          </table:table-cell>
          <table:table-cell table:style-name="TableCell380">
            <text:p text:style-name="P381">FSYS</text:p>
          </table:table-cell>
        </table:table-row>
        <table:table-row table:style-name="TableRow382">
          <table:table-cell table:style-name="TableCell383">
            <text:p text:style-name="P384">Script</text:p>
          </table:table-cell>
          <table:table-cell table:style-name="TableCell385">
            <text:p text:style-name="P386">SCR</text:p>
          </table:table-cell>
        </table:table-row>
        <table:table-row table:style-name="TableRow387">
          <table:table-cell table:style-name="TableCell388">
            <text:p text:style-name="P389">Send Mail</text:p>
          </table:table-cell>
          <table:table-cell table:style-name="TableCell390">
            <text:p text:style-name="P391">SMT</text:p>
          </table:table-cell>
        </table:table-row>
      </table:table>
      <text:p text:style-name="Normal"/>
      <table:table table:style-name="Table392">
        <table:table-columns>
          <table:table-column table:style-name="TableColumn393"/>
          <table:table-column table:style-name="TableColumn394"/>
        </table:table-columns>
        <table:table-row table:style-name="TableRow395">
          <table:table-cell table:style-name="TableCell396" table:number-columns-spanned="2">
            <text:p text:style-name="P397">REGULAR SSIS SOURCE AND DEST</text:p>
          </table:table-cell>
          <table:covered-table-cell/>
        </table:table-row>
        <table:table-row table:style-name="TableRow398">
          <table:table-cell table:style-name="TableCell399">
            <text:p text:style-name="P400">Task</text:p>
          </table:table-cell>
          <table:table-cell table:style-name="TableCell401">
            <text:p text:style-name="P402">Prefix</text:p>
          </table:table-cell>
        </table:table-row>
        <table:table-row table:style-name="TableRow403">
          <table:table-cell table:style-name="TableCell404">
            <text:p text:style-name="P405">Excel Source</text:p>
          </table:table-cell>
          <table:table-cell table:style-name="TableCell406">
            <text:p text:style-name="P407">EX_SRC</text:p>
          </table:table-cell>
        </table:table-row>
        <table:table-row table:style-name="TableRow408">
          <table:table-cell table:style-name="TableCell409">
            <text:p text:style-name="P410">Excel Destination</text:p>
          </table:table-cell>
          <table:table-cell table:style-name="TableCell411">
            <text:p text:style-name="P412">EX_DST</text:p>
          </table:table-cell>
        </table:table-row>
        <table:table-row table:style-name="TableRow413">
          <table:table-cell table:style-name="TableCell414">
            <text:p text:style-name="P415">Flat File Source</text:p>
          </table:table-cell>
          <table:table-cell table:style-name="TableCell416">
            <text:p text:style-name="P417">FF_SRC</text:p>
          </table:table-cell>
        </table:table-row>
        <table:table-row table:style-name="TableRow418">
          <table:table-cell table:style-name="TableCell419">
            <text:p text:style-name="P420">Flat File Destination</text:p>
          </table:table-cell>
          <table:table-cell table:style-name="TableCell421">
            <text:p text:style-name="P422">FF_DST</text:p>
          </table:table-cell>
        </table:table-row>
        <table:table-row table:style-name="TableRow423">
          <table:table-cell table:style-name="TableCell424">
            <text:p text:style-name="P425">OLEDB Source</text:p>
          </table:table-cell>
          <table:table-cell table:style-name="TableCell426">
            <text:p text:style-name="P427">OLE_SRC</text:p>
          </table:table-cell>
        </table:table-row>
        <table:table-row table:style-name="TableRow428">
          <table:table-cell table:style-name="TableCell429">
            <text:p text:style-name="P430">OLEDB Destination</text:p>
          </table:table-cell>
          <table:table-cell table:style-name="TableCell431">
            <text:p text:style-name="P432">OLE_DST</text:p>
          </table:table-cell>
        </table:table-row>
        <table:table-row table:style-name="TableRow433">
          <table:table-cell table:style-name="TableCell434">
            <text:p text:style-name="P435">Raw File Source</text:p>
          </table:table-cell>
          <table:table-cell table:style-name="TableCell436">
            <text:p text:style-name="P437">RF_SRC</text:p>
          </table:table-cell>
        </table:table-row>
        <table:table-row table:style-name="TableRow438">
          <table:table-cell table:style-name="TableCell439">
            <text:p text:style-name="P440">Raw File Destination</text:p>
          </table:table-cell>
          <table:table-cell table:style-name="TableCell441">
            <text:p text:style-name="P442">RF_DST</text:p>
          </table:table-cell>
        </table:table-row>
        <table:table-row table:style-name="TableRow443">
          <table:table-cell table:style-name="TableCell444">
            <text:p text:style-name="P445">XML Source</text:p>
          </table:table-cell>
          <table:table-cell table:style-name="TableCell446">
            <text:p text:style-name="P447">XML_SRC</text:p>
          </table:table-cell>
        </table:table-row>
        <table:table-row table:style-name="TableRow448">
          <table:table-cell table:style-name="TableCell449">
            <text:p text:style-name="P450">XML Destination</text:p>
          </table:table-cell>
          <table:table-cell table:style-name="TableCell451">
            <text:p text:style-name="P452">XML_DST</text:p>
          </table:table-cell>
        </table:table-row>
      </table:table>
      <text:p text:style-name="Normal"/>
      <table:table table:style-name="Table453">
        <table:table-columns>
          <table:table-column table:style-name="TableColumn454"/>
          <table:table-column table:style-name="TableColumn455"/>
        </table:table-columns>
        <table:table-row table:style-name="TableRow456">
          <table:table-cell table:style-name="TableCell457" table:number-columns-spanned="2">
            <text:p text:style-name="P458">REGULAR SSIS TRANSFORMATION</text:p>
          </table:table-cell>
          <table:covered-table-cell/>
        </table:table-row>
        <table:table-row table:style-name="TableRow459">
          <table:table-cell table:style-name="TableCell460">
            <text:p text:style-name="P461">Task</text:p>
          </table:table-cell>
          <table:table-cell table:style-name="TableCell462">
            <text:p text:style-name="P463">Prefix</text:p>
          </table:table-cell>
        </table:table-row>
        <text:soft-page-break/>
        <table:table-row table:style-name="TableRow464">
          <table:table-cell table:style-name="TableCell465">
            <text:p text:style-name="P466">Aggregate</text:p>
          </table:table-cell>
          <table:table-cell table:style-name="TableCell467">
            <text:p text:style-name="P468">AGG</text:p>
          </table:table-cell>
        </table:table-row>
        <table:table-row table:style-name="TableRow469">
          <table:table-cell table:style-name="TableCell470">
            <text:p text:style-name="P471">Character Map</text:p>
          </table:table-cell>
          <table:table-cell table:style-name="TableCell472">
            <text:p text:style-name="P473">CHM</text:p>
          </table:table-cell>
        </table:table-row>
        <table:table-row table:style-name="TableRow474">
          <table:table-cell table:style-name="TableCell475">
            <text:p text:style-name="P476">Conditional Split</text:p>
          </table:table-cell>
          <table:table-cell table:style-name="TableCell477">
            <text:p text:style-name="P478">CSPL</text:p>
          </table:table-cell>
        </table:table-row>
        <table:table-row table:style-name="TableRow479">
          <table:table-cell table:style-name="TableCell480">
            <text:p text:style-name="P481">Copy Column</text:p>
          </table:table-cell>
          <table:table-cell table:style-name="TableCell482">
            <text:p text:style-name="P483">CPYC</text:p>
          </table:table-cell>
        </table:table-row>
        <table:table-row table:style-name="TableRow484">
          <table:table-cell table:style-name="TableCell485">
            <text:p text:style-name="P486">Data Conversion</text:p>
          </table:table-cell>
          <table:table-cell table:style-name="TableCell487">
            <text:p text:style-name="P488">DCNV</text:p>
          </table:table-cell>
        </table:table-row>
        <table:table-row table:style-name="TableRow489">
          <table:table-cell table:style-name="TableCell490">
            <text:p text:style-name="P491">Data Mining Query</text:p>
          </table:table-cell>
          <table:table-cell table:style-name="TableCell492">
            <text:p text:style-name="P493">DMQ</text:p>
          </table:table-cell>
        </table:table-row>
        <table:table-row table:style-name="TableRow494">
          <table:table-cell table:style-name="TableCell495">
            <text:p text:style-name="P496">Derived Column</text:p>
          </table:table-cell>
          <table:table-cell table:style-name="TableCell497">
            <text:p text:style-name="P498">DER</text:p>
          </table:table-cell>
        </table:table-row>
        <table:table-row table:style-name="TableRow499">
          <table:table-cell table:style-name="TableCell500">
            <text:p text:style-name="P501">Export Column</text:p>
          </table:table-cell>
          <table:table-cell table:style-name="TableCell502">
            <text:p text:style-name="P503">EXPC</text:p>
          </table:table-cell>
        </table:table-row>
        <table:table-row table:style-name="TableRow504">
          <table:table-cell table:style-name="TableCell505">
            <text:p text:style-name="P506">Fuzzy Grouping</text:p>
          </table:table-cell>
          <table:table-cell table:style-name="TableCell507">
            <text:p text:style-name="P508">FZG</text:p>
          </table:table-cell>
        </table:table-row>
        <table:table-row table:style-name="TableRow509">
          <table:table-cell table:style-name="TableCell510">
            <text:p text:style-name="P511">Fuzzy Lookup</text:p>
          </table:table-cell>
          <table:table-cell table:style-name="TableCell512">
            <text:p text:style-name="P513">FZL</text:p>
          </table:table-cell>
        </table:table-row>
        <table:table-row table:style-name="TableRow514">
          <table:table-cell table:style-name="TableCell515">
            <text:p text:style-name="P516">Import Column<text:s/></text:p>
          </table:table-cell>
          <table:table-cell table:style-name="TableCell517">
            <text:p text:style-name="P518">IMPC</text:p>
          </table:table-cell>
        </table:table-row>
        <table:table-row table:style-name="TableRow519">
          <table:table-cell table:style-name="TableCell520">
            <text:p text:style-name="P521">Lookup</text:p>
          </table:table-cell>
          <table:table-cell table:style-name="TableCell522">
            <text:p text:style-name="P523">LKP</text:p>
          </table:table-cell>
        </table:table-row>
        <table:table-row table:style-name="TableRow524">
          <table:table-cell table:style-name="TableCell525">
            <text:p text:style-name="P526">Merge</text:p>
          </table:table-cell>
          <table:table-cell table:style-name="TableCell527">
            <text:p text:style-name="P528">MRG</text:p>
          </table:table-cell>
        </table:table-row>
        <table:table-row table:style-name="TableRow529">
          <table:table-cell table:style-name="TableCell530">
            <text:p text:style-name="P531">Merge Join</text:p>
          </table:table-cell>
          <table:table-cell table:style-name="TableCell532">
            <text:p text:style-name="P533">MRGJ</text:p>
          </table:table-cell>
        </table:table-row>
        <table:table-row table:style-name="TableRow534">
          <table:table-cell table:style-name="TableCell535">
            <text:p text:style-name="P536">MultiCast</text:p>
          </table:table-cell>
          <table:table-cell table:style-name="TableCell537">
            <text:p text:style-name="P538">MLT</text:p>
          </table:table-cell>
        </table:table-row>
        <table:table-row table:style-name="TableRow539">
          <table:table-cell table:style-name="TableCell540">
            <text:p text:style-name="P541">Pivot</text:p>
          </table:table-cell>
          <table:table-cell table:style-name="TableCell542">
            <text:p text:style-name="P543">PVT</text:p>
          </table:table-cell>
        </table:table-row>
        <table:table-row table:style-name="TableRow544">
          <table:table-cell table:style-name="TableCell545">
            <text:p text:style-name="P546">Row Count</text:p>
          </table:table-cell>
          <table:table-cell table:style-name="TableCell547">
            <text:p text:style-name="P548">CNT</text:p>
          </table:table-cell>
        </table:table-row>
        <table:table-row table:style-name="TableRow549">
          <table:table-cell table:style-name="TableCell550">
            <text:p text:style-name="P551">Row Sampling</text:p>
          </table:table-cell>
          <table:table-cell table:style-name="TableCell552">
            <text:p text:style-name="P553">RSMP</text:p>
          </table:table-cell>
        </table:table-row>
        <table:table-row table:style-name="TableRow554">
          <table:table-cell table:style-name="TableCell555">
            <text:p text:style-name="P556">Sort</text:p>
          </table:table-cell>
          <table:table-cell table:style-name="TableCell557">
            <text:p text:style-name="P558">SRT</text:p>
          </table:table-cell>
        </table:table-row>
        <table:table-row table:style-name="TableRow559">
          <table:table-cell table:style-name="TableCell560">
            <text:p text:style-name="P561">Union All</text:p>
          </table:table-cell>
          <table:table-cell table:style-name="TableCell562">
            <text:p text:style-name="P563">ALL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1513in" fo:margin-left="0.0069in" fo:text-indent="-0.0069in">
        <style:tab-stops/>
      </style:paragraph-properties>
      <style:text-properties style:font-name="Arial" style:font-name-asian="Arial" style:font-name-complex="Arial" fo:font-weight="bold" style:font-weight-asian="bold" fo:color="#000080" fo:font-size="18pt" style:font-size-asian="18pt" fo:language="en" fo:country="US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.1513in" fo:margin-left="0.0069in" fo:text-indent="-0.0069in">
        <style:tab-stops/>
      </style:paragraph-properties>
      <style:text-properties style:font-name="Arial" style:font-name-asian="Arial" style:font-name-complex="Arial" fo:font-weight="bold" style:font-weight-asian="bold" fo:color="#000080" fo:font-size="18pt" style:font-size-asian="18pt" fo:language="en" fo:country="US" fo:hyphenate="false"/>
    </style:style>
    <style:style style:name="Normal" style:display-name="Normal" style:family="paragraph">
      <style:paragraph-properties fo:text-align="justify" fo:margin-bottom="0.1333in" fo:line-height="103%" fo:margin-left="1.0069in" fo:text-indent="-0.2569in">
        <style:tab-stops/>
      </style:paragraph-properties>
      <style:text-properties style:font-name="Arial" style:font-name-asian="Arial" style:font-name-complex="Arial" fo:color="#000000" fo:font-size="10pt" style:font-size-asian="10pt" fo:language="en" fo:country="US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Arial" style:font-name-complex="Arial" fo:font-weight="bold" style:font-weight-asian="bold" fo:color="#000080" fo:font-size="18pt" style:font-size-asian="18pt" fo:language="en" fo:country="US"/>
    </style:style>
    <style:style style:name="Heading2Char" style:display-name="Heading 2 Char" style:family="text" style:parent-style-name="DefaultParagraphFont">
      <style:text-properties style:font-name="Arial" style:font-name-asian="Arial" style:font-name-complex="Arial" fo:font-weight="bold" style:font-weight-asian="bold" fo:color="#000080" fo:font-size="18pt" style:font-size-asian="18pt" fo:language="en" fo:country="US"/>
    </style:style>
    <style:style style:name="TOC1" style:display-name="TOC 1" style:family="paragraph">
      <style:paragraph-properties fo:margin-bottom="0.1534in" fo:line-height="110%" fo:margin-left="0.0173in" fo:margin-right="0.0104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language="en" fo:country="US" fo:hyphenate="false"/>
    </style:style>
    <style:style style:name="Header" style:display-name="Header" style:family="paragraph" style:parent-style-name="Normal">
      <style:paragraph-properties fo:text-align="start" fo:margin-bottom="0in" fo:line-height="100%" fo:margin-left="0in" fo:text-indent="0in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Times New Roman" style:font-name-complex="Times New Roman" style:use-window-font-color="true" style:letter-kerning="false" fo:font-size="11pt" style:font-size-asian="11pt" fo:hyphenate="false"/>
    </style:style>
    <style:style style:name="HeaderChar" style:display-name="Header Char" style:family="text" style:parent-style-name="DefaultParagraphFont">
      <style:text-properties style:font-name-asian="Times New Roman" style:font-name-complex="Times New Roman" style:letter-kerning="false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.2in" fo:margin-bottom="0.5402in" fo:margin-right="0.798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118in"/>
      </style:header-style>
      <style:footer-style>
        <style:header-footer-properties style:dynamic-spacing="true" fo:min-height="-0.1444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4" style:parent-style-name="Normal" style:family="paragraph">
      <style:paragraph-properties fo:text-align="end" fo:margin-bottom="0in" fo:line-height="107%" fo:margin-left="0in" fo:margin-right="-0.1298in" fo:text-indent="0in">
        <style:tab-stops/>
      </style:paragraph-properties>
    </style:style>
    <style:page-layout style:name="PL1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04" style:parent-style-name="Header" style:family="paragraph">
      <style:paragraph-properties fo:text-align="end"/>
    </style:style>
    <style:style style:name="P10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06" style:parent-style-name="Normal" style:family="paragraph">
      <style:paragraph-properties fo:text-align="end" fo:margin-bottom="0in" fo:line-height="107%" fo:margin-left="0in" fo:margin-right="-0.1298in" fo:text-indent="0in">
        <style:tab-stops/>
      </style:paragraph-properties>
    </style:style>
    <style:style style:family="text" style:name="a0">
      <style:text-properties fo:font-variant="normal" fo:text-transform="none" fo:color="#c0c0c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01389in" style:font-size-asian="0.01389in" style:font-size-complex="0.0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style:wrap="run-through" style:run-through="background" style:writing-mode="lr-tb" draw:fill="solid" draw:fill-color="#c0c0c0" draw:opacity="50%" draw:stroke="none" style:horizontal-rel="page-content" style:vertical-rel="page-content" style:horizontal-pos="center" style:vertical-pos="middl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c0c0c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01389in" style:font-size-asian="0.01389in" style:font-size-complex="0.0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.05in" fo:padding-bottom="0.05in" fo:padding-left="0.1in" fo:padding-right="0.1in" draw:textarea-vertical-align="top" draw:textarea-horizontal-align="center" style:wrap="run-through" style:run-through="background" style:writing-mode="lr-tb" draw:fill="solid" draw:fill-color="#c0c0c0" draw:opacity="50%" draw:stroke="none" style:horizontal-rel="page-content" style:vertical-rel="page-content" style:horizontal-pos="center" style:vertical-pos="middle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draw:custom-shape svg:width="5.72778in" svg:height="3.43681in" draw:z-index="251661312" draw:id="id0" draw:style-name="a2" draw:transform="translate(-2.86389in -1.7184in) rotate(-5.49779) translate(2.86389in 1.7184in)" draw:name="PowerPlusWaterMarkObject357831064" text:anchor-type="paragraph"><svg:title/><svg:desc/><text:p text:style-name="a1" text:class-names="" text:cond-style-name=""><text:span text:style-name="a0" text:class-names="">DRAFT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text:page-number text:fixed="false">2</text:page-number></text:p>
        <text:p text:style-name="P3"/>
      </style:header>
      <style:footer>
        <text:p text:style-name="P4"><text:s/></text:p>
      </style:footer>
    </style:master-page>
    <style:master-page style:name="MP1" style:page-layout-name="PL1">
      <style:header>
        <text:p text:style-name="P104"><draw:custom-shape svg:width="5.72778in" svg:height="3.43681in" draw:z-index="251661312" draw:id="id1" draw:style-name="a5" draw:transform="translate(-2.86389in -1.7184in) rotate(-5.49779) translate(2.86389in 1.7184in)" draw:name="PowerPlusWaterMarkObject357831064" text:anchor-type="paragraph"><svg:title/><svg:desc/><text:p text:style-name="a4" text:class-names="" text:cond-style-name=""><text:span text:style-name="a3" text:class-names="">DRAFT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text:page-number text:fixed="false">2</text:page-number></text:p>
        <text:p text:style-name="P105"/>
      </style:header>
      <style:footer>
        <text:p text:style-name="P106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tla Sai Ravi Varma</meta:initial-creator>
    <dc:creator>Datla Sai Ravi Varma</dc:creator>
    <meta:creation-date>2024-02-29T12:34:00Z</meta:creation-date>
    <dc:date>2024-02-29T12:35:00Z</dc:date>
    <meta:template xlink:href="Normal" xlink:type="simple"/>
    <meta:editing-cycles>1</meta:editing-cycles>
    <meta:editing-duration>PT60S</meta:editing-duration>
    <meta:user-defined meta:name="MSIP_Label_d04dfc70-0289-4bbf-a1df-2e48919102f8_Enabled">true</meta:user-defined>
    <meta:user-defined meta:name="MSIP_Label_d04dfc70-0289-4bbf-a1df-2e48919102f8_SetDate">2024-02-29T12:35:14Z</meta:user-defined>
    <meta:user-defined meta:name="MSIP_Label_d04dfc70-0289-4bbf-a1df-2e48919102f8_Method">Standard</meta:user-defined>
    <meta:user-defined meta:name="MSIP_Label_d04dfc70-0289-4bbf-a1df-2e48919102f8_Name">Private2</meta:user-defined>
    <meta:user-defined meta:name="MSIP_Label_d04dfc70-0289-4bbf-a1df-2e48919102f8_SiteId">92ebd22d-0a9c-4516-a68f-ba966853a8f3</meta:user-defined>
    <meta:user-defined meta:name="MSIP_Label_d04dfc70-0289-4bbf-a1df-2e48919102f8_ActionId">1728319c-7880-4c33-a878-3ad92a199186</meta:user-defined>
    <meta:user-defined meta:name="MSIP_Label_d04dfc70-0289-4bbf-a1df-2e48919102f8_ContentBits">0</meta:user-defined>
    <meta:document-statistic meta:page-count="6" meta:paragraph-count="10" meta:word-count="790" meta:character-count="5286" meta:row-count="37" meta:non-whitespace-character-count="4506"/>
  </office:meta>
</office:document-meta>
</file>